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086000000E28B52533BFADB99E6.png" manifest:media-type="image/png"/>
  <manifest:file-entry manifest:full-path="Pictures/10000001000000FE0000013E10E24A805B57C871.png" manifest:media-type="image/png"/>
  <manifest:file-entry manifest:full-path="Pictures/100000000000009E0000009108F0D61BFC299EC6.png" manifest:media-type="image/png"/>
  <manifest:file-entry manifest:full-path="Pictures/10000001000000AE000000CF735E6ED4EB57AD5C.png" manifest:media-type="image/png"/>
  <manifest:file-entry manifest:full-path="Pictures/10000001000000930000004C0D2CC503927097F5.png" manifest:media-type="image/png"/>
  <manifest:file-entry manifest:full-path="Pictures/10000001000000B00000014A62F2E1960BF7508E.png" manifest:media-type="image/png"/>
  <manifest:file-entry manifest:full-path="Pictures/10000001000000AF00000105EAD145F6804859EF.png" manifest:media-type="image/png"/>
  <manifest:file-entry manifest:full-path="Pictures/10000001000000B2000001B2885FF5E5DFCBFB44.png" manifest:media-type="image/png"/>
  <manifest:file-entry manifest:full-path="Pictures/100000010000008F0000006F58E32EEBA03E0DBC.png" manifest:media-type="image/png"/>
  <manifest:file-entry manifest:full-path="Pictures/10000001000000AA0000004CF24F0B89612ED8E4.png" manifest:media-type="image/png"/>
  <manifest:file-entry manifest:full-path="Pictures/10000001000000BA0000016CC25ABF9F6ADDE486.png" manifest:media-type="image/png"/>
  <manifest:file-entry manifest:full-path="Pictures/100000000000010E00000242C0F1004C9E67EE92.png" manifest:media-type="image/png"/>
  <manifest:file-entry manifest:full-path="Pictures/10000001000000E0000000C042F443FA75301DEC.png" manifest:media-type="image/png"/>
  <manifest:file-entry manifest:full-path="Pictures/10000001000000F30000019F56470B4029CD31D4.png" manifest:media-type="image/png"/>
  <manifest:file-entry manifest:full-path="Pictures/100000010000007200000085AD99A32CB3F59637.png" manifest:media-type="image/png"/>
  <manifest:file-entry manifest:full-path="Pictures/10000001000000B2000000B991E6D8F7FE77EE7B.png" manifest:media-type="image/png"/>
  <manifest:file-entry manifest:full-path="Pictures/100000010000009F0000005BCE25BB95E207AC47.png" manifest:media-type="image/png"/>
  <manifest:file-entry manifest:full-path="Pictures/10000001000000AE000000B59A19BFE9D5268712.png" manifest:media-type="image/png"/>
  <manifest:file-entry manifest:full-path="Pictures/10000001000000B3000000A2E11BCC056DFF57A5.png" manifest:media-type="image/png"/>
  <manifest:file-entry manifest:full-path="Pictures/100000010000007C0000008348A41BC976061E9A.png" manifest:media-type="image/png"/>
  <manifest:file-entry manifest:full-path="Pictures/10000001000000AF00000088B2D5CF6DC1990078.png" manifest:media-type="image/png"/>
  <manifest:file-entry manifest:full-path="Pictures/10000001000000AC0000009F65B4284229F3FA25.png" manifest:media-type="image/png"/>
  <manifest:file-entry manifest:full-path="Pictures/100000010000007E000000C83814B1213A789FC2.png" manifest:media-type="image/png"/>
  <manifest:file-entry manifest:full-path="Pictures/10000001000000B00000009E362196D47D777ED4.png" manifest:media-type="image/png"/>
  <manifest:file-entry manifest:full-path="Pictures/10000001000000AE0000016A17B55D56A631805E.png" manifest:media-type="image/png"/>
  <manifest:file-entry manifest:full-path="Pictures/10000001000000EA000000ECE00B05B9F70FDB86.png" manifest:media-type="image/png"/>
  <manifest:file-entry manifest:full-path="Pictures/10000001000000C40000004693B5EE33A1E55D00.png" manifest:media-type="image/png"/>
  <manifest:file-entry manifest:full-path="Pictures/10000001000000B400000064B080CE53E9C536F0.png" manifest:media-type="image/png"/>
  <manifest:file-entry manifest:full-path="Pictures/10000001000000B6000000804FCC3163DBDC3F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Text_20_body">
      <style:text-properties officeooo:rsid="03529f02" officeooo:paragraph-rsid="039daf56"/>
    </style:style>
    <style:style style:name="P9" style:family="paragraph" style:parent-style-name="Standard">
      <style:text-properties officeooo:rsid="03529f02" officeooo:paragraph-rsid="039daf56"/>
    </style:style>
    <style:style style:name="P10" style:family="paragraph" style:parent-style-name="Horizontal_20_Line">
      <style:text-properties officeooo:rsid="03529f02" officeooo:paragraph-rsid="03a014a8"/>
    </style:style>
    <style:style style:name="P11" style:family="paragraph" style:parent-style-name="Standard">
      <style:text-properties officeooo:rsid="03529f02" officeooo:paragraph-rsid="03a014a8"/>
    </style:style>
    <style:style style:name="P12" style:family="paragraph" style:parent-style-name="Horizontal_20_Line">
      <style:text-properties officeooo:rsid="03529f02" officeooo:paragraph-rsid="03a180e6"/>
    </style:style>
    <style:style style:name="P13" style:family="paragraph" style:parent-style-name="Standard">
      <style:text-properties officeooo:rsid="03529f02" officeooo:paragraph-rsid="03a180e6"/>
    </style:style>
    <style:style style:name="P14" style:family="paragraph" style:parent-style-name="Text_20_body">
      <style:text-properties officeooo:rsid="03529f02" officeooo:paragraph-rsid="03a180e6"/>
    </style:style>
    <style:style style:name="P15" style:family="paragraph" style:parent-style-name="Standard">
      <style:text-properties officeooo:paragraph-rsid="038273d6"/>
    </style:style>
    <style:style style:name="P16" style:family="paragraph" style:parent-style-name="Standard">
      <style:text-properties officeooo:rsid="024b9c8f" officeooo:paragraph-rsid="03910979"/>
    </style:style>
    <style:style style:name="P17" style:family="paragraph" style:parent-style-name="Standard">
      <style:text-properties officeooo:rsid="024b9c8f" officeooo:paragraph-rsid="039974e1"/>
    </style:style>
    <style:style style:name="P18" style:family="paragraph" style:parent-style-name="Text_20_body">
      <style:text-properties officeooo:rsid="0389dd63" officeooo:paragraph-rsid="03a014a8"/>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25" style:family="paragraph" style:parent-style-name="Text_20_body">
      <style:paragraph-properties fo:margin-top="0cm" fo:margin-bottom="0cm" style:contextual-spacing="false"/>
      <style:text-properties officeooo:paragraph-rsid="039974e1"/>
    </style:style>
    <style:style style:name="P26" style:family="paragraph" style:parent-style-name="Heading_20_4">
      <style:text-properties officeooo:rsid="039daf56" officeooo:paragraph-rsid="039daf56"/>
    </style:style>
    <style:style style:name="P27" style:family="paragraph" style:parent-style-name="Text_20_body">
      <style:text-properties officeooo:rsid="039daf56" officeooo:paragraph-rsid="039daf56"/>
    </style:style>
    <style:style style:name="P28" style:family="paragraph" style:parent-style-name="Heading_20_4">
      <style:text-properties officeooo:paragraph-rsid="039daf56"/>
    </style:style>
    <style:style style:name="P29" style:family="paragraph" style:parent-style-name="Horizontal_20_Line">
      <style:text-properties officeooo:paragraph-rsid="039daf56"/>
    </style:style>
    <style:style style:name="P30" style:family="paragraph" style:parent-style-name="Text_20_body">
      <style:text-properties officeooo:paragraph-rsid="039daf56"/>
    </style:style>
    <style:style style:name="P31" style:family="paragraph" style:parent-style-name="Text_20_body">
      <style:text-properties officeooo:rsid="039f5284" officeooo:paragraph-rsid="039f5284"/>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Text_20_body">
      <style:text-properties officeooo:rsid="039fe2e8" officeooo:paragraph-rsid="039fe2e8"/>
    </style:style>
    <style:style style:name="P34" style:family="paragraph" style:parent-style-name="Heading_20_4">
      <style:text-properties officeooo:paragraph-rsid="039fe2e8"/>
    </style:style>
    <style:style style:name="P35" style:family="paragraph" style:parent-style-name="Text_20_body">
      <style:text-properties officeooo:paragraph-rsid="039fe2e8"/>
    </style:style>
    <style:style style:name="P36" style:family="paragraph" style:parent-style-name="Standard">
      <style:text-properties officeooo:rsid="03a014a8" officeooo:paragraph-rsid="03a014a8"/>
    </style:style>
    <style:style style:name="P37" style:family="paragraph" style:parent-style-name="Horizontal_20_Line">
      <style:text-properties officeooo:paragraph-rsid="03a014a8"/>
    </style:style>
    <style:style style:name="P38" style:family="paragraph" style:parent-style-name="Standard">
      <style:text-properties officeooo:paragraph-rsid="03a014a8"/>
    </style:style>
    <style:style style:name="P39" style:family="paragraph" style:parent-style-name="Text_20_body">
      <style:text-properties officeooo:paragraph-rsid="03a014a8"/>
    </style:style>
    <style:style style:name="P40"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officeooo:paragraph-rsid="03a180e6"/>
    </style:style>
    <style:style style:name="P42" style:family="paragraph" style:parent-style-name="Text_20_body">
      <style:text-properties officeooo:paragraph-rsid="03a180e6"/>
    </style:style>
    <style:style style:name="P43" style:family="paragraph" style:parent-style-name="Text_20_body">
      <style:text-properties officeooo:rsid="03a40bb1" officeooo:paragraph-rsid="03a180e6"/>
    </style:style>
    <style:style style:name="P44" style:family="paragraph" style:parent-style-name="Standard">
      <style:text-properties officeooo:rsid="03a180e6" officeooo:paragraph-rsid="03a180e6"/>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53" style:family="paragraph" style:parent-style-name="Heading_20_2">
      <style:text-properties officeooo:rsid="03a014a8" officeooo:paragraph-rsid="03a014a8"/>
    </style:style>
    <style:style style:name="P54" style:family="paragraph" style:parent-style-name="Heading_20_2">
      <style:text-properties officeooo:paragraph-rsid="03a014a8"/>
    </style:style>
    <style:style style:name="P55" style:family="paragraph" style:parent-style-name="Heading_20_2">
      <style:text-properties officeooo:rsid="039daf56" officeooo:paragraph-rsid="039daf56"/>
    </style:style>
    <style:style style:name="P56" style:family="paragraph" style:parent-style-name="Heading_20_2">
      <style:text-properties officeooo:paragraph-rsid="03a180e6"/>
    </style:style>
    <style:style style:name="P57" style:family="paragraph" style:parent-style-name="Heading_20_2">
      <style:text-properties officeooo:rsid="039fe2e8" officeooo:paragraph-rsid="03a180e6"/>
    </style:style>
    <style:style style:name="P58" style:family="paragraph" style:parent-style-name="Heading_20_2">
      <style:text-properties officeooo:rsid="039fe2e8" officeooo:paragraph-rsid="039fe2e8"/>
    </style:style>
    <style:style style:name="P59"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60" style:family="paragraph" style:parent-style-name="Heading_20_3">
      <style:text-properties officeooo:paragraph-rsid="03a180e6"/>
    </style:style>
    <style:style style:name="P61" style:family="paragraph" style:parent-style-name="Heading_20_3">
      <style:text-properties officeooo:paragraph-rsid="039daf56"/>
    </style:style>
    <style:style style:name="P62" style:family="paragraph" style:parent-style-name="Heading_20_3">
      <style:text-properties officeooo:paragraph-rsid="039fe2e8"/>
    </style:style>
    <style:style style:name="P63" style:family="paragraph" style:parent-style-name="Heading_20_3">
      <style:text-properties officeooo:rsid="03529f02" officeooo:paragraph-rsid="03a180e6"/>
    </style:style>
    <style:style style:name="P64" style:family="paragraph" style:parent-style-name="Heading_20_5">
      <style:text-properties officeooo:paragraph-rsid="03a014a8"/>
    </style:style>
    <style:style style:name="P65" style:family="paragraph" style:parent-style-name="Heading_20_6">
      <style:text-properties officeooo:paragraph-rsid="039fe2e8"/>
    </style:style>
    <style:style style:name="P66" style:family="paragraph" style:parent-style-name="Text_20_body">
      <style:text-properties officeooo:rsid="039fe2e8" officeooo:paragraph-rsid="039fe2e8"/>
    </style:style>
    <style:style style:name="P67" style:family="paragraph" style:parent-style-name="Text_20_body">
      <style:text-properties officeooo:rsid="03a4ef94" officeooo:paragraph-rsid="03a4ef94"/>
    </style:style>
    <style:style style:name="T1" style:family="text">
      <style:text-properties fo:font-size="10pt" officeooo:rsid="001a177c" style:font-size-asian="10pt" style:font-size-complex="10pt"/>
    </style:style>
    <style:style style:name="T2" style:family="text">
      <style:text-properties fo:font-size="10pt" officeooo:rsid="03a36c8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a33ffb"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officeooo:rsid="03881a6d"/>
    </style:style>
    <style:style style:name="T10" style:family="text">
      <style:text-properties officeooo:rsid="03894038"/>
    </style:style>
    <style:style style:name="T11" style:family="text">
      <style:text-properties officeooo:rsid="0389dd63"/>
    </style:style>
    <style:style style:name="T12" style:family="text">
      <style:text-properties officeooo:rsid="038e8323"/>
    </style:style>
    <style:style style:name="T13" style:family="text">
      <style:text-properties officeooo:rsid="03910979"/>
    </style:style>
    <style:style style:name="T14" style:family="text">
      <style:text-properties officeooo:rsid="039a5193"/>
    </style:style>
    <style:style style:name="T15" style:family="text">
      <style:text-properties officeooo:rsid="039daf56"/>
    </style:style>
    <style:style style:name="T16" style:family="text">
      <style:text-properties officeooo:rsid="039f5284"/>
    </style:style>
    <style:style style:name="T17" style:family="text">
      <style:text-properties officeooo:rsid="039fe2e8"/>
    </style:style>
    <style:style style:name="T18" style:family="text">
      <style:text-properties officeooo:rsid="03a40bb1"/>
    </style:style>
    <style:style style:name="T19" style:family="text">
      <style:text-properties officeooo:rsid="03a33ff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4" draw:name="Bild22"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14">0</text:span>.1.<text:span text:style-name="T19">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1852_2897969361" text:style-name="Index_20_Link" text:visited-style-name="Index_20_Link">Detailed table of content<text:tab/>1</text:a></text:p>
          <text:p text:style-name="P19"><text:a xlink:type="simple" xlink:href="#__RefHeading___Toc3654_4126228218" text:style-name="Index_20_Link" text:visited-style-name="Index_20_Link">Add menu - Filter<text:tab/>6</text:a></text:p>
          <text:p text:style-name="P20"><text:a xlink:type="simple" xlink:href="#__RefHeading___Toc1185_28979693611%20Copy%201" text:style-name="Index_20_Link" text:visited-style-name="Index_20_Link">Blur – Sub Menu<text:tab/>6</text:a></text:p>
          <text:p text:style-name="P20"><text:a xlink:type="simple" xlink:href="#__RefHeading___Toc1185_28979693611" text:style-name="Index_20_Link" text:visited-style-name="Index_20_Link">Anti-Aliasing<text:tab/>13</text:a></text:p>
          <text:p text:style-name="P20"><text:a xlink:type="simple" xlink:href="#__RefHeading___Toc1191_2897969361" text:style-name="Index_20_Link" text:visited-style-name="Index_20_Link">Denoise<text:tab/>14</text:a></text:p>
          <text:p text:style-name="P20"><text:a xlink:type="simple" xlink:href="#__RefHeading___Toc1193_2897969361" text:style-name="Index_20_Link" text:visited-style-name="Index_20_Link">Despeckle<text:tab/>15</text:a></text:p>
          <text:p text:style-name="P20"><text:a xlink:type="simple" xlink:href="#__RefHeading___Toc1195_2897969361" text:style-name="Index_20_Link" text:visited-style-name="Index_20_Link">Dilate/Erode<text:tab/>15</text:a></text:p>
          <text:p text:style-name="P20"><text:a xlink:type="simple" xlink:href="#__RefHeading___Toc1218_2897969361" text:style-name="Index_20_Link" text:visited-style-name="Index_20_Link">Inpaint<text:tab/>16</text:a></text:p>
          <text:p text:style-name="P20"><text:a xlink:type="simple" xlink:href="#__RefHeading___Toc1214_2897969361" text:style-name="Index_20_Link" text:visited-style-name="Index_20_Link">Filter<text:tab/>17</text:a></text:p>
          <text:p text:style-name="P20"><text:a xlink:type="simple" xlink:href="#__RefHeading___Toc1216_2897969361" text:style-name="Index_20_Link" text:visited-style-name="Index_20_Link">Glare<text:tab/>18</text:a></text:p>
          <text:p text:style-name="P20"><text:a xlink:type="simple" xlink:href="#__RefHeading___Toc1218_28979693611" text:style-name="Index_20_Link" text:visited-style-name="Index_20_Link">Kuwahara<text:tab/>19</text:a></text:p>
          <text:p text:style-name="P20"><text:a xlink:type="simple" xlink:href="#__RefHeading___Toc1594_2897969361" text:style-name="Index_20_Link" text:visited-style-name="Index_20_Link">Pixelate<text:tab/>20</text:a></text:p>
          <text:p text:style-name="P20"><text:a xlink:type="simple" xlink:href="#__RefHeading___Toc9593_23347852181" text:style-name="Index_20_Link" text:visited-style-name="Index_20_Link">Posterize<text:tab/>21</text:a></text:p>
          <text:p text:style-name="P20"><text:a xlink:type="simple" xlink:href="#__RefHeading___Toc1604_2897969361" text:style-name="Index_20_Link" text:visited-style-name="Index_20_Link">Sun Beams<text:tab/>21</text:a></text:p>
        </text:index-body>
      </text:table-of-content>
      <text:p text:style-name="P17"/>
      <table:table table:name="Tabelle1" table:style-name="Tabelle1">
        <table:table-column table:style-name="Tabelle1.A"/>
        <table:table-row>
          <table:table-cell table:style-name="Tabelle1.A1" office:value-type="string">
            <text:h text:style-name="P51" text:outline-level="1"><text:bookmark-start text:name="__RefHeading___Toc1852_2897969361"/>D<text:span text:style-name="T13">etailed table of content</text:span><text:bookmark-end text:name="__RefHeading___Toc1852_2897969361"/></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1852_2897969361" text:style-name="Index_20_Link" text:visited-style-name="Index_20_Link">Detailed table of content<text:tab/>1</text:a></text:p>
          <text:p text:style-name="P19"><text:a xlink:type="simple" xlink:href="#__RefHeading___Toc3654_4126228218" text:style-name="Index_20_Link" text:visited-style-name="Index_20_Link">Add menu - Filter<text:tab/>6</text:a></text:p>
          <text:p text:style-name="P20"><text:a xlink:type="simple" xlink:href="#__RefHeading___Toc1185_28979693611%20Copy%201" text:style-name="Index_20_Link" text:visited-style-name="Index_20_Link">Blur – Sub Menu<text:tab/>6</text:a></text:p>
          <text:p text:style-name="P21"><text:a xlink:type="simple" xlink:href="#__RefHeading___Toc1183_2897969361" text:style-name="Index_20_Link" text:visited-style-name="Index_20_Link">Bilateral Blur<text:tab/>6</text:a></text:p>
          <text:p text:style-name="P22"><text:a xlink:type="simple" xlink:href="#__RefHeading___Toc1326_2897969361" text:style-name="Index_20_Link" text:visited-style-name="Index_20_Link">Inputs<text:tab/>6</text:a></text:p>
          <text:p text:style-name="P23"><text:a xlink:type="simple" xlink:href="#__RefHeading___Toc1328_2897969361" text:style-name="Index_20_Link" text:visited-style-name="Index_20_Link">Image<text:tab/>6</text:a></text:p>
          <text:p text:style-name="P23"><text:a xlink:type="simple" xlink:href="#__RefHeading___Toc1330_2897969361" text:style-name="Index_20_Link" text:visited-style-name="Index_20_Link">Determinator<text:tab/>6</text:a></text:p>
          <text:p text:style-name="P22"><text:a xlink:type="simple" xlink:href="#__RefHeading___Toc1332_2897969361" text:style-name="Index_20_Link" text:visited-style-name="Index_20_Link">Properties<text:tab/>7</text:a></text:p>
          <text:p text:style-name="P23"><text:a xlink:type="simple" xlink:href="#__RefHeading___Toc1334_2897969361" text:style-name="Index_20_Link" text:visited-style-name="Index_20_Link">Iterations<text:tab/>7</text:a></text:p>
          <text:p text:style-name="P23"><text:a xlink:type="simple" xlink:href="#__RefHeading___Toc1336_2897969361" text:style-name="Index_20_Link" text:visited-style-name="Index_20_Link">Color Sigma<text:tab/>7</text:a></text:p>
          <text:p text:style-name="P23"><text:a xlink:type="simple" xlink:href="#__RefHeading___Toc1338_2897969361" text:style-name="Index_20_Link" text:visited-style-name="Index_20_Link">Space Sigma<text:tab/>7</text:a></text:p>
          <text:p text:style-name="P22"><text:a xlink:type="simple" xlink:href="#__RefHeading___Toc1340_2897969361" text:style-name="Index_20_Link" text:visited-style-name="Index_20_Link">Outputs<text:tab/>7</text:a></text:p>
          <text:p text:style-name="P23"><text:a xlink:type="simple" xlink:href="#__RefHeading___Toc1342_2897969361" text:style-name="Index_20_Link" text:visited-style-name="Index_20_Link">Image<text:tab/>7</text:a></text:p>
          <text:p text:style-name="P21"><text:a xlink:type="simple" xlink:href="#__RefHeading___Toc1185_2897969361" text:style-name="Index_20_Link" text:visited-style-name="Index_20_Link">Blur<text:tab/>7</text:a></text:p>
          <text:p text:style-name="P22"><text:a xlink:type="simple" xlink:href="#__RefHeading___Toc1344_2897969361" text:style-name="Index_20_Link" text:visited-style-name="Index_20_Link">Inputs<text:tab/>7</text:a></text:p>
          <text:p text:style-name="P23"><text:a xlink:type="simple" xlink:href="#__RefHeading___Toc1346_2897969361" text:style-name="Index_20_Link" text:visited-style-name="Index_20_Link">Image<text:tab/>7</text:a></text:p>
          <text:p text:style-name="P23"><text:a xlink:type="simple" xlink:href="#__RefHeading___Toc1348_2897969361" text:style-name="Index_20_Link" text:visited-style-name="Index_20_Link">Size<text:tab/>7</text:a></text:p>
          <text:p text:style-name="P22"><text:a xlink:type="simple" xlink:href="#__RefHeading___Toc1350_2897969361" text:style-name="Index_20_Link" text:visited-style-name="Index_20_Link">Properties<text:tab/>7</text:a></text:p>
          <text:p text:style-name="P23"><text:a xlink:type="simple" xlink:href="#__RefHeading___Toc1352_2897969361" text:style-name="Index_20_Link" text:visited-style-name="Index_20_Link">Filter Type<text:tab/>7</text:a></text:p>
          <text:p text:style-name="P32"><text:a xlink:type="simple" xlink:href="#__RefHeading___Toc1354_2897969361" text:style-name="Index_20_Link" text:visited-style-name="Index_20_Link">Flat<text:tab/>7</text:a></text:p>
          <text:p text:style-name="P32"><text:a xlink:type="simple" xlink:href="#__RefHeading___Toc1356_2897969361" text:style-name="Index_20_Link" text:visited-style-name="Index_20_Link">Tent<text:tab/>7</text:a></text:p>
          <text:p text:style-name="P32"><text:a xlink:type="simple" xlink:href="#__RefHeading___Toc1358_2897969361" text:style-name="Index_20_Link" text:visited-style-name="Index_20_Link">Quadratic<text:tab/>7</text:a></text:p>
          <text:p text:style-name="P32"><text:a xlink:type="simple" xlink:href="#__RefHeading___Toc1360_2897969361" text:style-name="Index_20_Link" text:visited-style-name="Index_20_Link">Cubic<text:tab/>8</text:a></text:p>
          <text:p text:style-name="P32"><text:a xlink:type="simple" xlink:href="#__RefHeading___Toc1362_2897969361" text:style-name="Index_20_Link" text:visited-style-name="Index_20_Link">Gaussian<text:tab/>8</text:a></text:p>
          <text:p text:style-name="P32"><text:a xlink:type="simple" xlink:href="#__RefHeading___Toc1364_2897969361" text:style-name="Index_20_Link" text:visited-style-name="Index_20_Link">Fast Gaussian<text:tab/>8</text:a></text:p>
          <text:p text:style-name="P32"><text:a xlink:type="simple" xlink:href="#__RefHeading___Toc1366_2897969361" text:style-name="Index_20_Link" text:visited-style-name="Index_20_Link">Catmull-Rom<text:tab/>8</text:a></text:p>
          <text:p text:style-name="P32"><text:a xlink:type="simple" xlink:href="#__RefHeading___Toc1368_2897969361" text:style-name="Index_20_Link" text:visited-style-name="Index_20_Link"><text:soft-page-break/>Mitch<text:tab/>8</text:a></text:p>
          <text:p text:style-name="P23"><text:a xlink:type="simple" xlink:href="#__RefHeading___Toc1370_2897969361" text:style-name="Index_20_Link" text:visited-style-name="Index_20_Link">Variable Size<text:tab/>8</text:a></text:p>
          <text:p text:style-name="P32"><text:a xlink:type="simple" xlink:href="#__RefHeading___Toc1372_2897969361" text:style-name="Index_20_Link" text:visited-style-name="Index_20_Link">Bokeh<text:tab/>8</text:a></text:p>
          <text:p text:style-name="P32"><text:a xlink:type="simple" xlink:href="#__RefHeading___Toc1374_2897969361" text:style-name="Index_20_Link" text:visited-style-name="Index_20_Link">Gamma<text:tab/>8</text:a></text:p>
          <text:p text:style-name="P32"><text:a xlink:type="simple" xlink:href="#__RefHeading___Toc1376_2897969361" text:style-name="Index_20_Link" text:visited-style-name="Index_20_Link">Relative<text:tab/>8</text:a></text:p>
          <text:p text:style-name="P23"><text:a xlink:type="simple" xlink:href="#__RefHeading___Toc1378_2897969361" text:style-name="Index_20_Link" text:visited-style-name="Index_20_Link">Aspect Correction<text:tab/>8</text:a></text:p>
          <text:p text:style-name="P23"><text:a xlink:type="simple" xlink:href="#__RefHeading___Toc1380_2897969361" text:style-name="Index_20_Link" text:visited-style-name="Index_20_Link">X, Y<text:tab/>8</text:a></text:p>
          <text:p text:style-name="P23"><text:a xlink:type="simple" xlink:href="#__RefHeading___Toc1382_2897969361" text:style-name="Index_20_Link" text:visited-style-name="Index_20_Link">Extend Bounds<text:tab/>8</text:a></text:p>
          <text:p text:style-name="P22"><text:a xlink:type="simple" xlink:href="#__RefHeading___Toc1384_2897969361" text:style-name="Index_20_Link" text:visited-style-name="Index_20_Link">Outputs<text:tab/>8</text:a></text:p>
          <text:p text:style-name="P23"><text:a xlink:type="simple" xlink:href="#__RefHeading___Toc1386_2897969361" text:style-name="Index_20_Link" text:visited-style-name="Index_20_Link">Image<text:tab/>8</text:a></text:p>
          <text:p text:style-name="P21"><text:a xlink:type="simple" xlink:href="#__RefHeading___Toc1187_2897969361" text:style-name="Index_20_Link" text:visited-style-name="Index_20_Link">Bokeh Blur<text:tab/>9</text:a></text:p>
          <text:p text:style-name="P22"><text:a xlink:type="simple" xlink:href="#__RefHeading___Toc1388_2897969361" text:style-name="Index_20_Link" text:visited-style-name="Index_20_Link">Inputs<text:tab/>9</text:a></text:p>
          <text:p text:style-name="P23"><text:a xlink:type="simple" xlink:href="#__RefHeading___Toc1390_2897969361" text:style-name="Index_20_Link" text:visited-style-name="Index_20_Link">Image<text:tab/>9</text:a></text:p>
          <text:p text:style-name="P23"><text:a xlink:type="simple" xlink:href="#__RefHeading___Toc1392_2897969361" text:style-name="Index_20_Link" text:visited-style-name="Index_20_Link">Bokeh<text:tab/>9</text:a></text:p>
          <text:p text:style-name="P23"><text:a xlink:type="simple" xlink:href="#__RefHeading___Toc1394_2897969361" text:style-name="Index_20_Link" text:visited-style-name="Index_20_Link">Size<text:tab/>9</text:a></text:p>
          <text:p text:style-name="P23"><text:a xlink:type="simple" xlink:href="#__RefHeading___Toc1396_2897969361" text:style-name="Index_20_Link" text:visited-style-name="Index_20_Link">Bounding Box<text:tab/>9</text:a></text:p>
          <text:p text:style-name="P22"><text:a xlink:type="simple" xlink:href="#__RefHeading___Toc1398_2897969361" text:style-name="Index_20_Link" text:visited-style-name="Index_20_Link">Properties<text:tab/>9</text:a></text:p>
          <text:p text:style-name="P23"><text:a xlink:type="simple" xlink:href="#__RefHeading___Toc1400_2897969361" text:style-name="Index_20_Link" text:visited-style-name="Index_20_Link">Variable Size<text:tab/>9</text:a></text:p>
          <text:p text:style-name="P23"><text:a xlink:type="simple" xlink:href="#__RefHeading___Toc1402_2897969361" text:style-name="Index_20_Link" text:visited-style-name="Index_20_Link">Max blur<text:tab/>9</text:a></text:p>
          <text:p text:style-name="P23"><text:a xlink:type="simple" xlink:href="#__RefHeading___Toc1404_2897969361" text:style-name="Index_20_Link" text:visited-style-name="Index_20_Link">Extend Bounds<text:tab/>9</text:a></text:p>
          <text:p text:style-name="P22"><text:a xlink:type="simple" xlink:href="#__RefHeading___Toc1406_2897969361" text:style-name="Index_20_Link" text:visited-style-name="Index_20_Link">Outputs<text:tab/>9</text:a></text:p>
          <text:p text:style-name="P23"><text:a xlink:type="simple" xlink:href="#__RefHeading___Toc1408_2897969361" text:style-name="Index_20_Link" text:visited-style-name="Index_20_Link">Image<text:tab/>9</text:a></text:p>
          <text:p text:style-name="P21"><text:a xlink:type="simple" xlink:href="#__RefHeading___Toc1189_2897969361" text:style-name="Index_20_Link" text:visited-style-name="Index_20_Link">Defocus<text:tab/>10</text:a></text:p>
          <text:p text:style-name="P22"><text:a xlink:type="simple" xlink:href="#__RefHeading___Toc1410_2897969361" text:style-name="Index_20_Link" text:visited-style-name="Index_20_Link">Inputs<text:tab/>10</text:a></text:p>
          <text:p text:style-name="P23"><text:a xlink:type="simple" xlink:href="#__RefHeading___Toc1412_2897969361" text:style-name="Index_20_Link" text:visited-style-name="Index_20_Link">Image<text:tab/>10</text:a></text:p>
          <text:p text:style-name="P23"><text:a xlink:type="simple" xlink:href="#__RefHeading___Toc1414_2897969361" text:style-name="Index_20_Link" text:visited-style-name="Index_20_Link">Z<text:tab/>10</text:a></text:p>
          <text:p text:style-name="P22"><text:a xlink:type="simple" xlink:href="#__RefHeading___Toc1416_2897969361" text:style-name="Index_20_Link" text:visited-style-name="Index_20_Link">Properties<text:tab/>10</text:a></text:p>
          <text:p text:style-name="P23"><text:a xlink:type="simple" xlink:href="#__RefHeading___Toc1418_2897969361" text:style-name="Index_20_Link" text:visited-style-name="Index_20_Link">Bokeh Type<text:tab/>10</text:a></text:p>
          <text:p text:style-name="P23"><text:a xlink:type="simple" xlink:href="#__RefHeading___Toc1420_2897969361" text:style-name="Index_20_Link" text:visited-style-name="Index_20_Link">Angle<text:tab/>10</text:a></text:p>
          <text:p text:style-name="P23"><text:a xlink:type="simple" xlink:href="#__RefHeading___Toc1422_2897969361" text:style-name="Index_20_Link" text:visited-style-name="Index_20_Link">Gamma Correction<text:tab/>10</text:a></text:p>
          <text:p text:style-name="P23"><text:a xlink:type="simple" xlink:href="#__RefHeading___Toc1424_2897969361" text:style-name="Index_20_Link" text:visited-style-name="Index_20_Link">F-Stop<text:tab/>10</text:a></text:p>
          <text:p text:style-name="P23"><text:a xlink:type="simple" xlink:href="#__RefHeading___Toc1426_2897969361" text:style-name="Index_20_Link" text:visited-style-name="Index_20_Link">Max Blur<text:tab/>10</text:a></text:p>
          <text:p text:style-name="P23"><text:a xlink:type="simple" xlink:href="#__RefHeading___Toc1428_2897969361" text:style-name="Index_20_Link" text:visited-style-name="Index_20_Link">Threshold<text:tab/>10</text:a></text:p>
          <text:p text:style-name="P23"><text:a xlink:type="simple" xlink:href="#__RefHeading___Toc1430_2897969361" text:style-name="Index_20_Link" text:visited-style-name="Index_20_Link">Preview<text:tab/>11</text:a></text:p>
          <text:p text:style-name="P23"><text:a xlink:type="simple" xlink:href="#__RefHeading___Toc1432_2897969361" text:style-name="Index_20_Link" text:visited-style-name="Index_20_Link">Scene<text:tab/>11</text:a></text:p>
          <text:p text:style-name="P23"><text:a xlink:type="simple" xlink:href="#__RefHeading___Toc1434_2897969361" text:style-name="Index_20_Link" text:visited-style-name="Index_20_Link">Use Z-buffer<text:tab/>11</text:a></text:p>
          <text:p text:style-name="P23"><text:a xlink:type="simple" xlink:href="#__RefHeading___Toc1436_2897969361" text:style-name="Index_20_Link" text:visited-style-name="Index_20_Link">Z Scale<text:tab/>11</text:a></text:p>
          <text:p text:style-name="P22"><text:a xlink:type="simple" xlink:href="#__RefHeading___Toc1438_2897969361" text:style-name="Index_20_Link" text:visited-style-name="Index_20_Link">Outputs<text:tab/>11</text:a></text:p>
          <text:p text:style-name="P23"><text:a xlink:type="simple" xlink:href="#__RefHeading___Toc1440_2897969361" text:style-name="Index_20_Link" text:visited-style-name="Index_20_Link">Image<text:tab/>11</text:a></text:p>
          <text:p text:style-name="P21"><text:a xlink:type="simple" xlink:href="#__RefHeading___Toc1212_2897969361" text:style-name="Index_20_Link" text:visited-style-name="Index_20_Link">Directional Blur<text:tab/>11</text:a></text:p>
          <text:p text:style-name="P23"><text:a xlink:type="simple" xlink:href="#__RefHeading___Toc1488_2897969361" text:style-name="Index_20_Link" text:visited-style-name="Index_20_Link">Inputs<text:tab/>11</text:a></text:p>
          <text:p text:style-name="P23"><text:a xlink:type="simple" xlink:href="#__RefHeading___Toc1490_2897969361" text:style-name="Index_20_Link" text:visited-style-name="Index_20_Link">Image<text:tab/>11</text:a></text:p>
          <text:p text:style-name="P22"><text:a xlink:type="simple" xlink:href="#__RefHeading___Toc1492_2897969361" text:style-name="Index_20_Link" text:visited-style-name="Index_20_Link">Properties<text:tab/>11</text:a></text:p>
          <text:p text:style-name="P23"><text:a xlink:type="simple" xlink:href="#__RefHeading___Toc1494_2897969361" text:style-name="Index_20_Link" text:visited-style-name="Index_20_Link">Iterations<text:tab/>11</text:a></text:p>
          <text:p text:style-name="P23"><text:a xlink:type="simple" xlink:href="#__RefHeading___Toc1498_2897969361" text:style-name="Index_20_Link" text:visited-style-name="Index_20_Link">Center X, Y<text:tab/>11</text:a></text:p>
          <text:p text:style-name="P23"><text:a xlink:type="simple" xlink:href="#__RefHeading___Toc1500_2897969361" text:style-name="Index_20_Link" text:visited-style-name="Index_20_Link">Distance<text:tab/>11</text:a></text:p>
          <text:p text:style-name="P23"><text:a xlink:type="simple" xlink:href="#__RefHeading___Toc1502_2897969361" text:style-name="Index_20_Link" text:visited-style-name="Index_20_Link">Angle<text:tab/>12</text:a></text:p>
          <text:p text:style-name="P23"><text:a xlink:type="simple" xlink:href="#__RefHeading___Toc1504_2897969361" text:style-name="Index_20_Link" text:visited-style-name="Index_20_Link">Spin<text:tab/>12</text:a></text:p>
          <text:p text:style-name="P23"><text:a xlink:type="simple" xlink:href="#__RefHeading___Toc1506_2897969361" text:style-name="Index_20_Link" text:visited-style-name="Index_20_Link">Zoom<text:tab/>12</text:a></text:p>
          <text:p text:style-name="P22"><text:a xlink:type="simple" xlink:href="#__RefHeading___Toc1508_2897969361" text:style-name="Index_20_Link" text:visited-style-name="Index_20_Link">Outputs<text:tab/>12</text:a></text:p>
          <text:p text:style-name="P23"><text:a xlink:type="simple" xlink:href="#__RefHeading___Toc1510_2897969361" text:style-name="Index_20_Link" text:visited-style-name="Index_20_Link">Image<text:tab/>12</text:a></text:p>
          <text:p text:style-name="P21"><text:a xlink:type="simple" xlink:href="#__RefHeading___Toc1220_2897969361" text:style-name="Index_20_Link" text:visited-style-name="Index_20_Link">Vector Blur<text:tab/>12</text:a></text:p>
          <text:p text:style-name="P22"><text:a xlink:type="simple" xlink:href="#__RefHeading___Toc1620_2897969361" text:style-name="Index_20_Link" text:visited-style-name="Index_20_Link">Inputs<text:tab/>12</text:a></text:p>
          <text:p text:style-name="P23"><text:a xlink:type="simple" xlink:href="#__RefHeading___Toc1622_2897969361" text:style-name="Index_20_Link" text:visited-style-name="Index_20_Link"><text:soft-page-break/>Image<text:tab/>12</text:a></text:p>
          <text:p text:style-name="P23"><text:a xlink:type="simple" xlink:href="#__RefHeading___Toc1624_2897969361" text:style-name="Index_20_Link" text:visited-style-name="Index_20_Link">Z<text:tab/>12</text:a></text:p>
          <text:p text:style-name="P23"><text:a xlink:type="simple" xlink:href="#__RefHeading___Toc1626_2897969361" text:style-name="Index_20_Link" text:visited-style-name="Index_20_Link">Speed<text:tab/>12</text:a></text:p>
          <text:p text:style-name="P22"><text:a xlink:type="simple" xlink:href="#__RefHeading___Toc1628_2897969361" text:style-name="Index_20_Link" text:visited-style-name="Index_20_Link">Properties<text:tab/>12</text:a></text:p>
          <text:p text:style-name="P23"><text:a xlink:type="simple" xlink:href="#__RefHeading___Toc1630_2897969361" text:style-name="Index_20_Link" text:visited-style-name="Index_20_Link">Samples<text:tab/>12</text:a></text:p>
          <text:p text:style-name="P23"><text:a xlink:type="simple" xlink:href="#__RefHeading___Toc1632_2897969361" text:style-name="Index_20_Link" text:visited-style-name="Index_20_Link">Blur<text:tab/>12</text:a></text:p>
          <text:p text:style-name="P23"><text:a xlink:type="simple" xlink:href="#__RefHeading___Toc1634_2897969361" text:style-name="Index_20_Link" text:visited-style-name="Index_20_Link">Speed<text:tab/>12</text:a></text:p>
          <text:p text:style-name="P32"><text:a xlink:type="simple" xlink:href="#__RefHeading___Toc1636_2897969361" text:style-name="Index_20_Link" text:visited-style-name="Index_20_Link">Min<text:tab/>12</text:a></text:p>
          <text:p text:style-name="P32"><text:a xlink:type="simple" xlink:href="#__RefHeading___Toc1638_2897969361" text:style-name="Index_20_Link" text:visited-style-name="Index_20_Link">Max<text:tab/>13</text:a></text:p>
          <text:p text:style-name="P22"><text:a xlink:type="simple" xlink:href="#__RefHeading___Toc1640_2897969361" text:style-name="Index_20_Link" text:visited-style-name="Index_20_Link">Outputs<text:tab/>13</text:a></text:p>
          <text:p text:style-name="P23"><text:a xlink:type="simple" xlink:href="#__RefHeading___Toc1642_2897969361" text:style-name="Index_20_Link" text:visited-style-name="Index_20_Link">Image<text:tab/>13</text:a></text:p>
          <text:p text:style-name="P20"><text:a xlink:type="simple" xlink:href="#__RefHeading___Toc1185_28979693611" text:style-name="Index_20_Link" text:visited-style-name="Index_20_Link">Anti-Aliasing<text:tab/>13</text:a></text:p>
          <text:p text:style-name="P21"><text:a xlink:type="simple" xlink:href="#__RefHeading___Toc1344_28979693611" text:style-name="Index_20_Link" text:visited-style-name="Index_20_Link">Inputs<text:tab/>13</text:a></text:p>
          <text:p text:style-name="P22"><text:a xlink:type="simple" xlink:href="#__RefHeading___Toc1346_28979693611" text:style-name="Index_20_Link" text:visited-style-name="Index_20_Link">Image<text:tab/>13</text:a></text:p>
          <text:p text:style-name="P21"><text:a xlink:type="simple" xlink:href="#__RefHeading___Toc1350_28979693611" text:style-name="Index_20_Link" text:visited-style-name="Index_20_Link">Properties<text:tab/>13</text:a></text:p>
          <text:p text:style-name="P22"><text:a xlink:type="simple" xlink:href="#__RefHeading___Toc1352_28979693611" text:style-name="Index_20_Link" text:visited-style-name="Index_20_Link">Threshold<text:tab/>13</text:a></text:p>
          <text:p text:style-name="P22"><text:a xlink:type="simple" xlink:href="#__RefHeading___Toc1372_28979693611" text:style-name="Index_20_Link" text:visited-style-name="Index_20_Link">Contrast Limit<text:tab/>14</text:a></text:p>
          <text:p text:style-name="P22"><text:a xlink:type="simple" xlink:href="#__RefHeading___Toc1374_28979693611" text:style-name="Index_20_Link" text:visited-style-name="Index_20_Link">Corner Rounding<text:tab/>14</text:a></text:p>
          <text:p text:style-name="P21"><text:a xlink:type="simple" xlink:href="#__RefHeading___Toc1384_28979693611" text:style-name="Index_20_Link" text:visited-style-name="Index_20_Link">Outputs<text:tab/>14</text:a></text:p>
          <text:p text:style-name="P22"><text:a xlink:type="simple" xlink:href="#__RefHeading___Toc1386_28979693611" text:style-name="Index_20_Link" text:visited-style-name="Index_20_Link">Image<text:tab/>14</text:a></text:p>
          <text:p text:style-name="P20"><text:a xlink:type="simple" xlink:href="#__RefHeading___Toc1191_2897969361" text:style-name="Index_20_Link" text:visited-style-name="Index_20_Link">Denoise<text:tab/>14</text:a></text:p>
          <text:p text:style-name="P21"><text:a xlink:type="simple" xlink:href="#__RefHeading___Toc1442_2897969361" text:style-name="Index_20_Link" text:visited-style-name="Index_20_Link">Inputs<text:tab/>14</text:a></text:p>
          <text:p text:style-name="P22"><text:a xlink:type="simple" xlink:href="#__RefHeading___Toc1444_2897969361" text:style-name="Index_20_Link" text:visited-style-name="Index_20_Link">Image<text:tab/>14</text:a></text:p>
          <text:p text:style-name="P22"><text:a xlink:type="simple" xlink:href="#__RefHeading___Toc1446_2897969361" text:style-name="Index_20_Link" text:visited-style-name="Index_20_Link">Normal<text:tab/>14</text:a></text:p>
          <text:p text:style-name="P22"><text:a xlink:type="simple" xlink:href="#__RefHeading___Toc1448_2897969361" text:style-name="Index_20_Link" text:visited-style-name="Index_20_Link">Albedo<text:tab/>14</text:a></text:p>
          <text:p text:style-name="P21"><text:a xlink:type="simple" xlink:href="#__RefHeading___Toc1450_2897969361" text:style-name="Index_20_Link" text:visited-style-name="Index_20_Link">Properties<text:tab/>14</text:a></text:p>
          <text:p text:style-name="P22"><text:a xlink:type="simple" xlink:href="#__RefHeading___Toc1452_2897969361" text:style-name="Index_20_Link" text:visited-style-name="Index_20_Link">HDR<text:tab/>14</text:a></text:p>
          <text:p text:style-name="P21"><text:a xlink:type="simple" xlink:href="#__RefHeading___Toc1454_2897969361" text:style-name="Index_20_Link" text:visited-style-name="Index_20_Link">Outputs<text:tab/>15</text:a></text:p>
          <text:p text:style-name="P22"><text:a xlink:type="simple" xlink:href="#__RefHeading___Toc1456_2897969361" text:style-name="Index_20_Link" text:visited-style-name="Index_20_Link">Image<text:tab/>15</text:a></text:p>
          <text:p text:style-name="P20"><text:a xlink:type="simple" xlink:href="#__RefHeading___Toc1193_2897969361" text:style-name="Index_20_Link" text:visited-style-name="Index_20_Link">Despeckle<text:tab/>15</text:a></text:p>
          <text:p text:style-name="P21"><text:a xlink:type="simple" xlink:href="#__RefHeading___Toc1458_2897969361" text:style-name="Index_20_Link" text:visited-style-name="Index_20_Link">Inputs<text:tab/>15</text:a></text:p>
          <text:p text:style-name="P22"><text:a xlink:type="simple" xlink:href="#__RefHeading___Toc1460_2897969361" text:style-name="Index_20_Link" text:visited-style-name="Index_20_Link">Factor<text:tab/>15</text:a></text:p>
          <text:p text:style-name="P22"><text:a xlink:type="simple" xlink:href="#__RefHeading___Toc1462_2897969361" text:style-name="Index_20_Link" text:visited-style-name="Index_20_Link">Image<text:tab/>15</text:a></text:p>
          <text:p text:style-name="P21"><text:a xlink:type="simple" xlink:href="#__RefHeading___Toc1464_2897969361" text:style-name="Index_20_Link" text:visited-style-name="Index_20_Link">Properties<text:tab/>15</text:a></text:p>
          <text:p text:style-name="P22"><text:a xlink:type="simple" xlink:href="#__RefHeading___Toc1466_2897969361" text:style-name="Index_20_Link" text:visited-style-name="Index_20_Link">Threshold<text:tab/>15</text:a></text:p>
          <text:p text:style-name="P22"><text:a xlink:type="simple" xlink:href="#__RefHeading___Toc1468_2897969361" text:style-name="Index_20_Link" text:visited-style-name="Index_20_Link">Neighbor<text:tab/>15</text:a></text:p>
          <text:p text:style-name="P21"><text:a xlink:type="simple" xlink:href="#__RefHeading___Toc1470_2897969361" text:style-name="Index_20_Link" text:visited-style-name="Index_20_Link">Outputs<text:tab/>15</text:a></text:p>
          <text:p text:style-name="P22"><text:a xlink:type="simple" xlink:href="#__RefHeading___Toc1472_2897969361" text:style-name="Index_20_Link" text:visited-style-name="Index_20_Link">Image<text:tab/>15</text:a></text:p>
          <text:p text:style-name="P20"><text:a xlink:type="simple" xlink:href="#__RefHeading___Toc1195_2897969361" text:style-name="Index_20_Link" text:visited-style-name="Index_20_Link">Dilate/Erode<text:tab/>15</text:a></text:p>
          <text:p text:style-name="P21"><text:a xlink:type="simple" xlink:href="#__RefHeading___Toc1474_2897969361" text:style-name="Index_20_Link" text:visited-style-name="Index_20_Link">Inputs<text:tab/>16</text:a></text:p>
          <text:p text:style-name="P22"><text:a xlink:type="simple" xlink:href="#__RefHeading___Toc1476_2897969361" text:style-name="Index_20_Link" text:visited-style-name="Index_20_Link">Mask<text:tab/>16</text:a></text:p>
          <text:p text:style-name="P21"><text:a xlink:type="simple" xlink:href="#__RefHeading___Toc1478_2897969361" text:style-name="Index_20_Link" text:visited-style-name="Index_20_Link">Properties<text:tab/>16</text:a></text:p>
          <text:p text:style-name="P22"><text:a xlink:type="simple" xlink:href="#__RefHeading___Toc1480_2897969361" text:style-name="Index_20_Link" text:visited-style-name="Index_20_Link">Mode<text:tab/>16</text:a></text:p>
          <text:p text:style-name="P22"><text:a xlink:type="simple" xlink:href="#__RefHeading___Toc1482_2897969361" text:style-name="Index_20_Link" text:visited-style-name="Index_20_Link">Distance<text:tab/>16</text:a></text:p>
          <text:p text:style-name="P21"><text:a xlink:type="simple" xlink:href="#__RefHeading___Toc1484_2897969361" text:style-name="Index_20_Link" text:visited-style-name="Index_20_Link">Outputs<text:tab/>16</text:a></text:p>
          <text:p text:style-name="P22"><text:a xlink:type="simple" xlink:href="#__RefHeading___Toc1486_2897969361" text:style-name="Index_20_Link" text:visited-style-name="Index_20_Link">Mask<text:tab/>16</text:a></text:p>
          <text:p text:style-name="P20"><text:a xlink:type="simple" xlink:href="#__RefHeading___Toc1218_2897969361" text:style-name="Index_20_Link" text:visited-style-name="Index_20_Link">Inpaint<text:tab/>16</text:a></text:p>
          <text:p text:style-name="P21"><text:a xlink:type="simple" xlink:href="#__RefHeading___Toc1582_2897969361" text:style-name="Index_20_Link" text:visited-style-name="Index_20_Link">Inputs<text:tab/>16</text:a></text:p>
          <text:p text:style-name="P22"><text:a xlink:type="simple" xlink:href="#__RefHeading___Toc1584_2897969361" text:style-name="Index_20_Link" text:visited-style-name="Index_20_Link">Image<text:tab/>16</text:a></text:p>
          <text:p text:style-name="P21"><text:a xlink:type="simple" xlink:href="#__RefHeading___Toc1586_2897969361" text:style-name="Index_20_Link" text:visited-style-name="Index_20_Link">Properties<text:tab/>16</text:a></text:p>
          <text:p text:style-name="P22"><text:a xlink:type="simple" xlink:href="#__RefHeading___Toc1588_2897969361" text:style-name="Index_20_Link" text:visited-style-name="Index_20_Link">Distance<text:tab/>16</text:a></text:p>
          <text:p text:style-name="P21"><text:a xlink:type="simple" xlink:href="#__RefHeading___Toc1590_2897969361" text:style-name="Index_20_Link" text:visited-style-name="Index_20_Link">Outputs<text:tab/>16</text:a></text:p>
          <text:p text:style-name="P22"><text:a xlink:type="simple" xlink:href="#__RefHeading___Toc1592_2897969361" text:style-name="Index_20_Link" text:visited-style-name="Index_20_Link">Image<text:tab/>16</text:a></text:p>
          <text:p text:style-name="P20"><text:a xlink:type="simple" xlink:href="#__RefHeading___Toc1214_2897969361" text:style-name="Index_20_Link" text:visited-style-name="Index_20_Link"><text:soft-page-break/>Filter<text:tab/>17</text:a></text:p>
          <text:p text:style-name="P21"><text:a xlink:type="simple" xlink:href="#__RefHeading___Toc1512_2897969361" text:style-name="Index_20_Link" text:visited-style-name="Index_20_Link">Inputs<text:tab/>17</text:a></text:p>
          <text:p text:style-name="P22"><text:a xlink:type="simple" xlink:href="#__RefHeading___Toc1514_2897969361" text:style-name="Index_20_Link" text:visited-style-name="Index_20_Link">Factor<text:tab/>17</text:a></text:p>
          <text:p text:style-name="P22"><text:a xlink:type="simple" xlink:href="#__RefHeading___Toc1516_2897969361" text:style-name="Index_20_Link" text:visited-style-name="Index_20_Link">Image<text:tab/>17</text:a></text:p>
          <text:p text:style-name="P21"><text:a xlink:type="simple" xlink:href="#__RefHeading___Toc1518_2897969361" text:style-name="Index_20_Link" text:visited-style-name="Index_20_Link">Properties<text:tab/>17</text:a></text:p>
          <text:p text:style-name="P22"><text:a xlink:type="simple" xlink:href="#__RefHeading___Toc1520_2897969361" text:style-name="Index_20_Link" text:visited-style-name="Index_20_Link">Filter Type<text:tab/>17</text:a></text:p>
          <text:p text:style-name="P23"><text:a xlink:type="simple" xlink:href="#__RefHeading___Toc1522_2897969361" text:style-name="Index_20_Link" text:visited-style-name="Index_20_Link">Soften<text:tab/>17</text:a></text:p>
          <text:p text:style-name="P23"><text:a xlink:type="simple" xlink:href="#__RefHeading___Toc1524_2897969361" text:style-name="Index_20_Link" text:visited-style-name="Index_20_Link">Sharpen<text:tab/>17</text:a></text:p>
          <text:p text:style-name="P23"><text:a xlink:type="simple" xlink:href="#__RefHeading___Toc1526_2897969361" text:style-name="Index_20_Link" text:visited-style-name="Index_20_Link">Laplace<text:tab/>17</text:a></text:p>
          <text:p text:style-name="P23"><text:a xlink:type="simple" xlink:href="#__RefHeading___Toc1528_2897969361" text:style-name="Index_20_Link" text:visited-style-name="Index_20_Link">Sobel<text:tab/>17</text:a></text:p>
          <text:p text:style-name="P23"><text:a xlink:type="simple" xlink:href="#__RefHeading___Toc1530_2897969361" text:style-name="Index_20_Link" text:visited-style-name="Index_20_Link">Prewitt<text:tab/>17</text:a></text:p>
          <text:p text:style-name="P23"><text:a xlink:type="simple" xlink:href="#__RefHeading___Toc1532_2897969361" text:style-name="Index_20_Link" text:visited-style-name="Index_20_Link">Kirsch<text:tab/>17</text:a></text:p>
          <text:p text:style-name="P23"><text:a xlink:type="simple" xlink:href="#__RefHeading___Toc1534_2897969361" text:style-name="Index_20_Link" text:visited-style-name="Index_20_Link">Shadow<text:tab/>17</text:a></text:p>
          <text:p text:style-name="P21"><text:a xlink:type="simple" xlink:href="#__RefHeading___Toc1536_2897969361" text:style-name="Index_20_Link" text:visited-style-name="Index_20_Link">Outputs<text:tab/>17</text:a></text:p>
          <text:p text:style-name="P22"><text:a xlink:type="simple" xlink:href="#__RefHeading___Toc1538_2897969361" text:style-name="Index_20_Link" text:visited-style-name="Index_20_Link">Image<text:tab/>17</text:a></text:p>
          <text:p text:style-name="P20"><text:a xlink:type="simple" xlink:href="#__RefHeading___Toc1216_2897969361" text:style-name="Index_20_Link" text:visited-style-name="Index_20_Link">Glare<text:tab/>18</text:a></text:p>
          <text:p text:style-name="P21"><text:a xlink:type="simple" xlink:href="#__RefHeading___Toc1540_2897969361" text:style-name="Index_20_Link" text:visited-style-name="Index_20_Link">Inputs<text:tab/>18</text:a></text:p>
          <text:p text:style-name="P22"><text:a xlink:type="simple" xlink:href="#__RefHeading___Toc1542_2897969361" text:style-name="Index_20_Link" text:visited-style-name="Index_20_Link">Image<text:tab/>18</text:a></text:p>
          <text:p text:style-name="P21"><text:a xlink:type="simple" xlink:href="#__RefHeading___Toc1544_2897969361" text:style-name="Index_20_Link" text:visited-style-name="Index_20_Link">Properties<text:tab/>18</text:a></text:p>
          <text:p text:style-name="P22"><text:a xlink:type="simple" xlink:href="#__RefHeading___Toc1546_2897969361" text:style-name="Index_20_Link" text:visited-style-name="Index_20_Link">Glare Type<text:tab/>18</text:a></text:p>
          <text:p text:style-name="P23"><text:a xlink:type="simple" xlink:href="#__RefHeading___Toc1548_2897969361" text:style-name="Index_20_Link" text:visited-style-name="Index_20_Link">Ghosts<text:tab/>18</text:a></text:p>
          <text:p text:style-name="P23"><text:a xlink:type="simple" xlink:href="#__RefHeading___Toc1550_2897969361" text:style-name="Index_20_Link" text:visited-style-name="Index_20_Link">Streaks<text:tab/>18</text:a></text:p>
          <text:p text:style-name="P23"><text:a xlink:type="simple" xlink:href="#__RefHeading___Toc1552_2897969361" text:style-name="Index_20_Link" text:visited-style-name="Index_20_Link">Fog Glow<text:tab/>18</text:a></text:p>
          <text:p text:style-name="P23"><text:a xlink:type="simple" xlink:href="#__RefHeading___Toc1554_2897969361" text:style-name="Index_20_Link" text:visited-style-name="Index_20_Link">Simple Star<text:tab/>18</text:a></text:p>
          <text:p text:style-name="P22"><text:a xlink:type="simple" xlink:href="#__RefHeading___Toc1556_2897969361" text:style-name="Index_20_Link" text:visited-style-name="Index_20_Link">Streaks<text:tab/>18</text:a></text:p>
          <text:p text:style-name="P22"><text:a xlink:type="simple" xlink:href="#__RefHeading___Toc1558_2897969361" text:style-name="Index_20_Link" text:visited-style-name="Index_20_Link">Angle Offset<text:tab/>18</text:a></text:p>
          <text:p text:style-name="P22"><text:a xlink:type="simple" xlink:href="#__RefHeading___Toc1560_2897969361" text:style-name="Index_20_Link" text:visited-style-name="Index_20_Link">Fade<text:tab/>18</text:a></text:p>
          <text:p text:style-name="P22"><text:a xlink:type="simple" xlink:href="#__RefHeading___Toc1562_2897969361" text:style-name="Index_20_Link" text:visited-style-name="Index_20_Link">Size<text:tab/>18</text:a></text:p>
          <text:p text:style-name="P22"><text:a xlink:type="simple" xlink:href="#__RefHeading___Toc1564_2897969361" text:style-name="Index_20_Link" text:visited-style-name="Index_20_Link">Fade<text:tab/>19</text:a></text:p>
          <text:p text:style-name="P22"><text:a xlink:type="simple" xlink:href="#__RefHeading___Toc1566_2897969361" text:style-name="Index_20_Link" text:visited-style-name="Index_20_Link">Rotate 45<text:tab/>19</text:a></text:p>
          <text:p text:style-name="P22"><text:a xlink:type="simple" xlink:href="#__RefHeading___Toc1568_2897969361" text:style-name="Index_20_Link" text:visited-style-name="Index_20_Link">Quality<text:tab/>19</text:a></text:p>
          <text:p text:style-name="P22"><text:a xlink:type="simple" xlink:href="#__RefHeading___Toc1570_2897969361" text:style-name="Index_20_Link" text:visited-style-name="Index_20_Link">Iterations<text:tab/>19</text:a></text:p>
          <text:p text:style-name="P22"><text:a xlink:type="simple" xlink:href="#__RefHeading___Toc1572_2897969361" text:style-name="Index_20_Link" text:visited-style-name="Index_20_Link">Color Modulation<text:tab/>19</text:a></text:p>
          <text:p text:style-name="P22"><text:a xlink:type="simple" xlink:href="#__RefHeading___Toc1574_2897969361" text:style-name="Index_20_Link" text:visited-style-name="Index_20_Link">Mix<text:tab/>19</text:a></text:p>
          <text:p text:style-name="P22"><text:a xlink:type="simple" xlink:href="#__RefHeading___Toc1576_2897969361" text:style-name="Index_20_Link" text:visited-style-name="Index_20_Link">Threshold<text:tab/>19</text:a></text:p>
          <text:p text:style-name="P21"><text:a xlink:type="simple" xlink:href="#__RefHeading___Toc1578_2897969361" text:style-name="Index_20_Link" text:visited-style-name="Index_20_Link">Outputs<text:tab/>19</text:a></text:p>
          <text:p text:style-name="P22"><text:a xlink:type="simple" xlink:href="#__RefHeading___Toc1580_2897969361" text:style-name="Index_20_Link" text:visited-style-name="Index_20_Link">Image<text:tab/>19</text:a></text:p>
          <text:p text:style-name="P20"><text:a xlink:type="simple" xlink:href="#__RefHeading___Toc1218_28979693611" text:style-name="Index_20_Link" text:visited-style-name="Index_20_Link">Kuwahara<text:tab/>19</text:a></text:p>
          <text:p text:style-name="P21"><text:a xlink:type="simple" xlink:href="#__RefHeading___Toc1582_28979693611" text:style-name="Index_20_Link" text:visited-style-name="Index_20_Link">Inputs<text:tab/>19</text:a></text:p>
          <text:p text:style-name="P22"><text:a xlink:type="simple" xlink:href="#__RefHeading___Toc1584_28979693611" text:style-name="Index_20_Link" text:visited-style-name="Index_20_Link">Image<text:tab/>19</text:a></text:p>
          <text:p text:style-name="P21"><text:a xlink:type="simple" xlink:href="#__RefHeading___Toc1586_28979693611" text:style-name="Index_20_Link" text:visited-style-name="Index_20_Link">Properties<text:tab/>20</text:a></text:p>
          <text:p text:style-name="P22"><text:a xlink:type="simple" xlink:href="#__RefHeading___Toc2275_1732819795" text:style-name="Index_20_Link" text:visited-style-name="Index_20_Link">Kuwahara Filter<text:tab/>20</text:a></text:p>
          <text:p text:style-name="P23"><text:a xlink:type="simple" xlink:href="#__RefHeading___Toc2277_1732819795" text:style-name="Index_20_Link" text:visited-style-name="Index_20_Link">Classic<text:tab/>20</text:a></text:p>
          <text:p text:style-name="P32"><text:a xlink:type="simple" xlink:href="#__RefHeading___Toc1588_28979693611" text:style-name="Index_20_Link" text:visited-style-name="Index_20_Link">Size<text:tab/>20</text:a></text:p>
          <text:p text:style-name="P23"><text:a xlink:type="simple" xlink:href="#__RefHeading___Toc2279_1732819795" text:style-name="Index_20_Link" text:visited-style-name="Index_20_Link">Anisotopic<text:tab/>20</text:a></text:p>
          <text:p text:style-name="P32"><text:a xlink:type="simple" xlink:href="#__RefHeading___Toc1588_289796936111" text:style-name="Index_20_Link" text:visited-style-name="Index_20_Link">Size<text:tab/>20</text:a></text:p>
          <text:p text:style-name="P32"><text:a xlink:type="simple" xlink:href="#__RefHeading___Toc2281_1732819795" text:style-name="Index_20_Link" text:visited-style-name="Index_20_Link">Smoothing<text:tab/>20</text:a></text:p>
          <text:p text:style-name="P23"><text:a xlink:type="simple" xlink:href="#__RefHeading___Toc2529_1045745599" text:style-name="Index_20_Link" text:visited-style-name="Index_20_Link">High Precision<text:tab/>20</text:a></text:p>
          <text:p text:style-name="P21"><text:a xlink:type="simple" xlink:href="#__RefHeading___Toc1590_28979693611" text:style-name="Index_20_Link" text:visited-style-name="Index_20_Link">Outputs<text:tab/>20</text:a></text:p>
          <text:p text:style-name="P22"><text:a xlink:type="simple" xlink:href="#__RefHeading___Toc1592_28979693611" text:style-name="Index_20_Link" text:visited-style-name="Index_20_Link">Image<text:tab/>20</text:a></text:p>
          <text:p text:style-name="P20"><text:a xlink:type="simple" xlink:href="#__RefHeading___Toc1594_2897969361" text:style-name="Index_20_Link" text:visited-style-name="Index_20_Link">Pixelate<text:tab/>20</text:a></text:p>
          <text:p text:style-name="P21"><text:a xlink:type="simple" xlink:href="#__RefHeading___Toc1596_2897969361" text:style-name="Index_20_Link" text:visited-style-name="Index_20_Link">Inputs<text:tab/>20</text:a></text:p>
          <text:p text:style-name="P22"><text:a xlink:type="simple" xlink:href="#__RefHeading___Toc1598_2897969361" text:style-name="Index_20_Link" text:visited-style-name="Index_20_Link">Color<text:tab/>20</text:a></text:p>
          <text:p text:style-name="P21"><text:a xlink:type="simple" xlink:href="#__RefHeading___Toc1600_2897969361" text:style-name="Index_20_Link" text:visited-style-name="Index_20_Link"><text:soft-page-break/>Outputs<text:tab/>20</text:a></text:p>
          <text:p text:style-name="P22"><text:a xlink:type="simple" xlink:href="#__RefHeading___Toc1602_2897969361" text:style-name="Index_20_Link" text:visited-style-name="Index_20_Link">Color<text:tab/>20</text:a></text:p>
          <text:p text:style-name="P20"><text:a xlink:type="simple" xlink:href="#__RefHeading___Toc9593_23347852181" text:style-name="Index_20_Link" text:visited-style-name="Index_20_Link">Posterize<text:tab/>21</text:a></text:p>
          <text:p text:style-name="P21"><text:a xlink:type="simple" xlink:href="#__RefHeading___Toc9793_23347852181" text:style-name="Index_20_Link" text:visited-style-name="Index_20_Link">Inputs<text:tab/>21</text:a></text:p>
          <text:p text:style-name="P22"><text:a xlink:type="simple" xlink:href="#__RefHeading___Toc2287_742026796" text:style-name="Index_20_Link" text:visited-style-name="Index_20_Link">Image<text:tab/>21</text:a></text:p>
          <text:p text:style-name="P22"><text:a xlink:type="simple" xlink:href="#__RefHeading___Toc2289_742026796" text:style-name="Index_20_Link" text:visited-style-name="Index_20_Link">Steps<text:tab/>21</text:a></text:p>
          <text:p text:style-name="P21"><text:a xlink:type="simple" xlink:href="#__RefHeading___Toc2291_742026796" text:style-name="Index_20_Link" text:visited-style-name="Index_20_Link">Outputs<text:tab/>21</text:a></text:p>
          <text:p text:style-name="P22"><text:a xlink:type="simple" xlink:href="#__RefHeading___Toc9777_23347852181" text:style-name="Index_20_Link" text:visited-style-name="Index_20_Link">Image<text:tab/>21</text:a></text:p>
          <text:p text:style-name="P20"><text:a xlink:type="simple" xlink:href="#__RefHeading___Toc1604_2897969361" text:style-name="Index_20_Link" text:visited-style-name="Index_20_Link">Sun Beams<text:tab/>21</text:a></text:p>
          <text:p text:style-name="P21"><text:a xlink:type="simple" xlink:href="#__RefHeading___Toc1606_2897969361" text:style-name="Index_20_Link" text:visited-style-name="Index_20_Link">Inputs<text:tab/>21</text:a></text:p>
          <text:p text:style-name="P22"><text:a xlink:type="simple" xlink:href="#__RefHeading___Toc1608_2897969361" text:style-name="Index_20_Link" text:visited-style-name="Index_20_Link">Image<text:tab/>21</text:a></text:p>
          <text:p text:style-name="P21"><text:a xlink:type="simple" xlink:href="#__RefHeading___Toc1610_2897969361" text:style-name="Index_20_Link" text:visited-style-name="Index_20_Link">Properties<text:tab/>21</text:a></text:p>
          <text:p text:style-name="P22"><text:a xlink:type="simple" xlink:href="#__RefHeading___Toc1612_2897969361" text:style-name="Index_20_Link" text:visited-style-name="Index_20_Link">Source width, height<text:tab/>21</text:a></text:p>
          <text:p text:style-name="P22"><text:a xlink:type="simple" xlink:href="#__RefHeading___Toc1614_2897969361" text:style-name="Index_20_Link" text:visited-style-name="Index_20_Link">Ray length<text:tab/>21</text:a></text:p>
          <text:p text:style-name="P21"><text:a xlink:type="simple" xlink:href="#__RefHeading___Toc1616_2897969361" text:style-name="Index_20_Link" text:visited-style-name="Index_20_Link">Outputs<text:tab/>21</text:a></text:p>
          <text:p text:style-name="P22"><text:a xlink:type="simple" xlink:href="#__RefHeading___Toc1618_2897969361" text:style-name="Index_20_Link" text:visited-style-name="Index_20_Link">Image<text:tab/>21</text:a></text:p>
        </text:index-body>
      </text:table-of-content>
      <text:p text:style-name="P16"/>
      <text:p text:style-name="P16"/>
      <text:p text:style-name="P3"/>
      <table:table table:name="Tabelle22" table:style-name="Tabelle22">
        <table:table-column table:style-name="Tabelle22.A"/>
        <table:table-row>
          <table:table-cell table:style-name="Tabelle22.A1" office:value-type="string">
            <text:h text:style-name="P52" text:outline-level="1"><text:bookmark-start text:name="__RefHeading___Toc3654_4126228218"/><text:span text:style-name="T13">Add menu - </text:span>F<text:span text:style-name="T9">ilter</text:span><text:bookmark-end text:name="__RefHeading___Toc3654_4126228218"/></text:h>
          </table:table-cell>
        </table:table-row>
      </table:table>
      <text:p text:style-name="P4"/>
      <text:p text:style-name="P5"><draw:frame draw:style-name="fr1" draw:name="Bild73" text:anchor-type="paragraph" svg:y="0.048cm" svg:width="4.3cm" svg:height="5.38cm" draw:z-index="0"><draw:image xlink:href="Pictures/10000001000000FE0000013E10E24A805B57C871.png" xlink:type="simple" xlink:show="embed" xlink:actuate="onLoad" draw:mime-type="image/png"/></draw:frame></text:p>
      <text:p text:style-name="P44">The Filter add menu contains multiple filters you can use on image data, including blurs and other lens effects. </text:p>
      <text:p text:style-name="P6"/>
      <text:p text:style-name="P6"/>
      <text:p text:style-name="P6"/>
      <text:p text:style-name="P6"/>
      <text:p text:style-name="P6"/>
      <text:p text:style-name="P6"/>
      <text:p text:style-name="P6"/>
      <text:p text:style-name="P6"/>
      <text:p text:style-name="P6"/>
      <text:p text:style-name="P6"/>
      <text:p text:style-name="P29"/>
      <text:h text:style-name="P53" text:outline-level="2"><text:bookmark-start text:name="__RefHeading___Toc1185_28979693611 Copy 1"/>Blur – Sub Menu<draw:frame draw:style-name="fr3" draw:name="Image1" text:anchor-type="char" svg:x="14.554cm" svg:y="-0.22cm" svg:width="4.18cm" svg:height="3.836cm" draw:z-index="18"><draw:image xlink:href="Pictures/100000000000009E0000009108F0D61BFC299EC6.png" xlink:type="simple" xlink:show="embed" xlink:actuate="onLoad" draw:mime-type="image/png"/></draw:frame><text:bookmark-end text:name="__RefHeading___Toc1185_28979693611 Copy 1"/></text:h>
      <text:p text:style-name="P36">This sub menu contains blur nodes. </text:p>
      <text:p text:style-name="P9"/>
      <text:p text:style-name="P9"/>
      <text:p text:style-name="P9"/>
      <text:p text:style-name="P9"/>
      <text:p text:style-name="P37"/>
      <text:p text:style-name="P11"/>
      <text:h text:style-name="Heading_20_3" text:outline-level="3"><draw:frame draw:style-name="fr1" draw:name="Bild1" text:anchor-type="paragraph" svg:y="0.048cm" svg:width="4.203cm" svg:height="4.988cm" draw:z-index="19"><draw:image xlink:href="Pictures/10000001000000AE000000CF735E6ED4EB57AD5C.png" xlink:type="simple" xlink:show="embed" xlink:actuate="onLoad" draw:mime-type="image/png"/></draw:frame><text:bookmark-start text:name="__RefHeading___Toc1183_2897969361"/>Bilateral Blur <text:bookmark-end text:name="__RefHeading___Toc1183_2897969361"/></text:h>
      <text:p text:style-name="P39">The Bilateral Blur node performs a high-quality adaptive blur on the source image, allowing to blur images while retaining their sharp edges.</text:p>
      <text:p text:style-name="P39">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39">Standard image input. If only the image input is connected, the node blurs the image depending on the edges present in the source image.</text:p>
      <text:p text:style-name="P11"/>
      <text:h text:style-name="Heading_20_5" text:outline-level="5"><text:bookmark-start text:name="__RefHeading___Toc1330_2897969361"/>Determinator<text:bookmark-end text:name="__RefHeading___Toc1330_2897969361"/></text:h>
      <text:p text:style-name="P39">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39">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11">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11">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11">Standard image output.</text:p>
      <text:p text:style-name="P11"/>
      <text:p text:style-name="P37"/>
      <text:p text:style-name="P11"/>
      <text:h text:style-name="Heading_20_3" text:outline-level="3"><draw:frame draw:style-name="fr2" draw:name="Bild2" text:anchor-type="paragraph" svg:x="14.792cm" svg:y="0.111cm" svg:width="3.909cm" svg:height="7.334cm" draw:z-index="20"><draw:image xlink:href="Pictures/10000001000000B00000014A62F2E1960BF7508E.png" xlink:type="simple" xlink:show="embed" xlink:actuate="onLoad" draw:mime-type="image/png"/></draw:frame><text:bookmark-start text:name="__RefHeading___Toc1185_2897969361"/>Blur <text:bookmark-end text:name="__RefHeading___Toc1185_2897969361"/></text:h>
      <text:p text:style-name="P39">The Blur node provides several blur modes to blur an image.<text:span text:style-name="T15">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39">Standard image input.</text:p>
      <text:h text:style-name="Heading_20_5" text:outline-level="5"><text:bookmark-start text:name="__RefHeading___Toc1348_2897969361"/>Size<text:bookmark-end text:name="__RefHeading___Toc1348_2897969361"/></text:h>
      <text:p text:style-name="P39">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2" draw:name="Bild3" text:anchor-type="paragraph" svg:x="16.443cm" svg:y="0.577cm" svg:width="2.27cm" svg:height="3.829cm" draw:z-index="24"><draw:image xlink:href="Pictures/1000000100000086000000E28B52533BFADB99E6.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11">Filter </text:span>Type<text:bookmark-end text:name="__RefHeading___Toc1352_2897969361"/></text:h>
      <text:p text:style-name="P39">The difference between the types is in the way they handle sharp edges, smooth gradients and preserve the highs and the lows.</text:p>
      <text:p text:style-name="P11"/>
      <text:h text:style-name="Heading_20_6" text:outline-level="6"><text:bookmark-start text:name="__RefHeading___Toc1354_2897969361"/>Flat<text:bookmark-end text:name="__RefHeading___Toc1354_2897969361"/></text:h>
      <text:p text:style-name="P39">Simply blurs everything uniformly.</text:p>
      <text:h text:style-name="Heading_20_6" text:outline-level="6"><text:bookmark-start text:name="__RefHeading___Toc1356_2897969361"/>Tent<text:bookmark-end text:name="__RefHeading___Toc1356_2897969361"/></text:h>
      <text:p text:style-name="P39">Preserves the high and the lows better by making a linear falloff.</text:p>
      <text:h text:style-name="Heading_20_6" text:outline-level="6"><text:bookmark-start text:name="__RefHeading___Toc1358_2897969361"/>Quadratic<text:bookmark-end text:name="__RefHeading___Toc1358_2897969361"/></text:h>
      <text:p text:style-name="P39">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39">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39">Gives the best looking results but tends to be the slowest.</text:p>
      <text:h text:style-name="Heading_20_6" text:outline-level="6"><text:bookmark-start text:name="__RefHeading___Toc1364_2897969361"/>Fast Gaussian<text:bookmark-end text:name="__RefHeading___Toc1364_2897969361"/></text:h>
      <text:p text:style-name="P39">An approximation of the Gaussian.</text:p>
      <text:h text:style-name="Heading_20_6" text:outline-level="6"><text:bookmark-start text:name="__RefHeading___Toc1366_2897969361"/>Catmull-Rom<text:bookmark-end text:name="__RefHeading___Toc1366_2897969361"/></text:h>
      <text:p text:style-name="P39">Catmull-Rom keeps sharp contrast edges crisp.</text:p>
      <text:h text:style-name="Heading_20_6" text:outline-level="6"><text:bookmark-start text:name="__RefHeading___Toc1368_2897969361"/>Mitch<text:bookmark-end text:name="__RefHeading___Toc1368_2897969361"/></text:h>
      <text:p text:style-name="P39">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39">Allows a variable blur radius, if the size input is an image.</text:p>
      <text:h text:style-name="Heading_20_6" text:outline-level="6"><text:bookmark-start text:name="__RefHeading___Toc1372_2897969361"/>Bokeh<text:bookmark-end text:name="__RefHeading___Toc1372_2897969361"/></text:h>
      <text:p text:style-name="P39">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39">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39">Percentage Value of the blur radius relative to the image size.</text:p>
      <text:h text:style-name="Heading_20_5" text:outline-level="5"><draw:frame draw:style-name="fr2" draw:name="Bild4" text:anchor-type="paragraph" svg:x="16.21cm" svg:y="0.231cm" svg:width="2.491cm" svg:height="1.289cm" draw:z-index="25"><draw:image xlink:href="Pictures/10000001000000930000004C0D2CC503927097F5.png" xlink:type="simple" xlink:show="embed" xlink:actuate="onLoad" draw:mime-type="image/png"/></draw:frame><text:bookmark-start text:name="__RefHeading___Toc1378_2897969361"/>Aspect Correction<text:bookmark-end text:name="__RefHeading___Toc1378_2897969361"/></text:h>
      <text:p text:style-name="P39"><text:span text:style-name="T10">A subset of the Relative property. </text:span>None, Y, X</text:p>
      <text:h text:style-name="Heading_20_5" text:outline-level="5"><text:bookmark-start text:name="__RefHeading___Toc1380_2897969361"/>X, Y<text:bookmark-end text:name="__RefHeading___Toc1380_2897969361"/></text:h>
      <text:p text:style-name="P39">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39">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39">Standard image output.</text:p>
      <text:p text:style-name="P39"/>
      <text:p text:style-name="P11"/>
      <text:p text:style-name="P37"/>
      <text:p text:style-name="P11"/>
      <text:h text:style-name="Heading_20_3" text:outline-level="3"><text:bookmark-start text:name="__RefHeading___Toc1187_2897969361"/><text:soft-page-break/>Bokeh Blur <text:bookmark-end text:name="__RefHeading___Toc1187_2897969361"/></text:h>
      <text:p text:style-name="P39"><draw:frame draw:style-name="fr2" draw:name="Bild5" text:anchor-type="paragraph" svg:x="15.145cm" svg:y="-0.15cm" svg:width="3.531cm" svg:height="5.274cm" draw:z-index="21"><draw:image xlink:href="Pictures/10000001000000AF00000105EAD145F6804859EF.png" xlink:type="simple" xlink:show="embed" xlink:actuate="onLoad" draw:mime-type="image/png"/></draw:frame>The Bokeh Blur node generates a bokeh type blur similar to Defocus. Unlike defocus an in-focus region is defined in the Compositor. </text:p>
      <text:p text:style-name="P39">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39">Standard image input.</text:p>
      <text:h text:style-name="Heading_20_5" text:outline-level="5"><text:bookmark-start text:name="__RefHeading___Toc1392_2897969361"/>Bokeh<text:bookmark-end text:name="__RefHeading___Toc1392_2897969361"/></text:h>
      <text:p text:style-name="P39">This is an input for the Bokeh Image node.</text:p>
      <text:h text:style-name="Heading_20_5" text:outline-level="5"><text:bookmark-start text:name="__RefHeading___Toc1394_2897969361"/>Size<text:bookmark-end text:name="__RefHeading___Toc1394_2897969361"/></text:h>
      <text:p text:style-name="P39">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39">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39">Allows a variable blur radius, if the Size input is an image.</text:p>
      <text:h text:style-name="Heading_20_5" text:outline-level="5"><text:bookmark-start text:name="__RefHeading___Toc1402_2897969361"/>Max blur<text:bookmark-end text:name="__RefHeading___Toc1402_2897969361"/></text:h>
      <text:p text:style-name="P39">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18">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11">Image output.</text:p>
      <text:p text:style-name="P38"/>
      <text:p text:style-name="P10"/>
      <text:h text:style-name="P54" text:outline-level="2"><text:soft-page-break/></text:h>
      <text:h text:style-name="Heading_20_3" text:outline-level="3"><draw:frame draw:style-name="fr2" draw:name="Bild6" text:anchor-type="paragraph" svg:x="14.792cm" svg:y="-0.169cm" svg:width="3.928cm" svg:height="9.596cm" draw:z-index="22"><draw:image xlink:href="Pictures/10000001000000B2000001B2885FF5E5DFCBFB44.png" xlink:type="simple" xlink:show="embed" xlink:actuate="onLoad" draw:mime-type="image/png"/></draw:frame><text:bookmark-start text:name="__RefHeading___Toc1189_2897969361"/>Defocus<text:bookmark-end text:name="__RefHeading___Toc1189_2897969361"/></text:h>
      <text:p text:style-name="P39">It is typically used to emulate depth of field (DOF) using a post-processing method with a Z-buffer input. But also allows to blur images that are not based on Z depth 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39">Standard image input.</text:p>
      <text:h text:style-name="Heading_20_5" text:outline-level="5"><text:bookmark-start text:name="__RefHeading___Toc1414_2897969361"/>Z<text:bookmark-end text:name="__RefHeading___Toc1414_2897969361"/></text:h>
      <text:p text:style-name="P39">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39">The number of iris blades of the virtual camera’s diaphragm.</text:p>
      <text:p text:style-name="P39">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39">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39">Applies a gamma correction on the image before and after blurring it.</text:p>
      <text:h text:style-name="Heading_20_5" text:outline-level="5"><text:bookmark-start text:name="__RefHeading___Toc1424_2897969361"/>F-Stop<text:bookmark-end text:name="__RefHeading___Toc1424_2897969361"/></text:h>
      <text:p text:style-name="P39">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39">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39">Some artifacts, like edge bleed, may occur, if the blur difference between pixels is large. This value controls how large that blur difference considered to be safe.</text:p>
      <text:p text:style-name="P39"/>
      <text:p text:style-name="P39">Tip<text:span text:style-name="T11">! </text:span>Only change this value, if there is an occurring problem with an in-focus object.</text:p>
      <text:h text:style-name="Heading_20_5" text:outline-level="5"><text:bookmark-start text:name="__RefHeading___Toc1430_2897969361"/><text:soft-page-break/>Preview<text:bookmark-end text:name="__RefHeading___Toc1430_2897969361"/></text:h>
      <text:p text:style-name="P39">If enabled a limited amount of (quasi-)random samples are used to render the preview. This way of sampling introduces additional noise, which will not show up in the final render.</text:p>
      <text:h text:style-name="Heading_20_5" text:outline-level="5"><draw:frame draw:style-name="fr2" draw:name="Bild8" text:anchor-type="paragraph" svg:x="16.092cm" svg:y="0.344cm" svg:width="2.42cm" svg:height="1.88cm" draw:z-index="26"><draw:image xlink:href="Pictures/100000010000008F0000006F58E32EEBA03E0DBC.png" xlink:type="simple" xlink:show="embed" xlink:actuate="onLoad" draw:mime-type="image/png"/></draw:frame><text:bookmark-start text:name="__RefHeading___Toc1432_2897969361"/>Scene<text:bookmark-end text:name="__RefHeading___Toc1432_2897969361"/></text:h>
      <text:p text:style-name="P39">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39">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39">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39">Image output.</text:p>
      <text:p text:style-name="P11"/>
      <text:p text:style-name="P38"/>
      <text:p text:style-name="P10"/>
      <text:h text:style-name="Heading_20_3" text:outline-level="3"><draw:frame draw:style-name="fr2" draw:name="Bild13" text:anchor-type="paragraph" svg:x="14.732cm" svg:y="-0.035cm" svg:width="4.255cm" svg:height="8.319cm" draw:z-index="23"><draw:image xlink:href="Pictures/10000001000000BA0000016CC25ABF9F6ADDE486.png" xlink:type="simple" xlink:show="embed" xlink:actuate="onLoad" draw:mime-type="image/png"/></draw:frame><text:bookmark-start text:name="__RefHeading___Toc1212_2897969361"/>Directional Blur<text:bookmark-end text:name="__RefHeading___Toc1212_2897969361"/></text:h>
      <text:p text:style-name="P39">Blurs an image in a specified direction and magnitude. Can be used to fake motion blur.</text:p>
      <text:h text:style-name="P64"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39">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39">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39">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39">How large the blur effect is.</text:p>
      <text:h text:style-name="Heading_20_5" text:outline-level="5"><text:bookmark-start text:name="__RefHeading___Toc1502_2897969361"/><text:soft-page-break/>Angle<text:bookmark-end text:name="__RefHeading___Toc1502_2897969361"/></text:h>
      <text:p text:style-name="P39">Image is blurred at this angle from the center.</text:p>
      <text:h text:style-name="Heading_20_5" text:outline-level="5"><text:bookmark-start text:name="__RefHeading___Toc1504_2897969361"/>Spin<text:bookmark-end text:name="__RefHeading___Toc1504_2897969361"/></text:h>
      <text:p text:style-name="P39">Rotates the image each iteration to create a spin effect, from the center point.</text:p>
      <text:h text:style-name="Heading_20_5" text:outline-level="5"><text:bookmark-start text:name="__RefHeading___Toc1506_2897969361"/>Zoom<text:bookmark-end text:name="__RefHeading___Toc1506_2897969361"/></text:h>
      <text:p text:style-name="P39">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39">Image output.</text:p>
      <text:p text:style-name="P38"/>
      <text:p text:style-name="P11"/>
      <text:p text:style-name="P11"/>
      <text:p text:style-name="P10"/>
      <text:h text:style-name="Heading_20_3" text:outline-level="3"><text:bookmark-start text:name="__RefHeading___Toc1220_2897969361"/>Vector Blur <draw:frame draw:style-name="fr3" draw:name="Image2" text:anchor-type="char" svg:x="14.427cm" svg:y="0.062cm" svg:width="4.494cm" svg:height="9.622cm" draw:z-index="27"><draw:image xlink:href="Pictures/100000000000010E00000242C0F1004C9E67EE92.png" xlink:type="simple" xlink:show="embed" xlink:actuate="onLoad" draw:mime-type="image/png"/></draw:frame><text:bookmark-end text:name="__RefHeading___Toc1220_2897969361"/></text:h>
      <text:p text:style-name="P39">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39">Image input, to be linked to the “Combined” render pass.</text:p>
      <text:h text:style-name="Heading_20_5" text:outline-level="5"><text:bookmark-start text:name="__RefHeading___Toc1624_2897969361"/>Z<text:bookmark-end text:name="__RefHeading___Toc1624_2897969361"/></text:h>
      <text:p text:style-name="P39">Z depth, to be linked to the “Depth” render pass.</text:p>
      <text:h text:style-name="Heading_20_5" text:outline-level="5"><text:bookmark-start text:name="__RefHeading___Toc1626_2897969361"/>Speed<text:bookmark-end text:name="__RefHeading___Toc1626_2897969361"/></text:h>
      <text:p text:style-name="P39">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39">Quality factor.</text:p>
      <text:h text:style-name="Heading_20_5" text:outline-level="5"><text:bookmark-start text:name="__RefHeading___Toc1632_2897969361"/>Blur<text:bookmark-end text:name="__RefHeading___Toc1632_2897969361"/></text:h>
      <text:p text:style-name="P39">Scaling factor for the motion vector (actually the “shutter speed” in frames).</text:p>
      <text:h text:style-name="Heading_20_5" text:outline-level="5"><text:bookmark-start text:name="__RefHeading___Toc1634_2897969361"/>Speed<text:bookmark-end text:name="__RefHeading___Toc1634_2897969361"/></text:h>
      <text:p text:style-name="P39">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Min<text:bookmark-end text:name="__RefHeading___Toc1636_2897969361"/></text:h>
      <text:p text:style-name="P39">The minimum threshold for moving pixels can separate the hardly moving pixels from the moving ones. <text:soft-page-break/>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39">The maximum threshold. The majority of artifacts are caused by pixels moving too fast.</text:p>
      <text:h text:style-name="Heading_20_4" text:outline-level="4"><text:bookmark-start text:name="__RefHeading___Toc1640_2897969361"/>Outputs<text:bookmark-end text:name="__RefHeading___Toc1640_2897969361"/></text:h>
      <text:h text:style-name="Heading_20_5" text:outline-level="5"><text:bookmark-start text:name="__RefHeading___Toc1642_2897969361"/>Image<text:bookmark-end text:name="__RefHeading___Toc1642_2897969361"/></text:h>
      <text:p text:style-name="P39">Motion blurred image output.</text:p>
      <text:p text:style-name="P13"/>
      <text:p text:style-name="P13"/>
      <text:p text:style-name="P12"/>
      <text:h text:style-name="P60" text:outline-level="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5" text:outline-level="2"><draw:frame draw:style-name="fr1" draw:name="Bild24" text:anchor-type="paragraph" svg:y="0.048cm" svg:width="3.791cm" svg:height="3.251cm" draw:z-index="12"><draw:image xlink:href="Pictures/10000001000000E0000000C042F443FA75301DEC.png" xlink:type="simple" xlink:show="embed" xlink:actuate="onLoad" draw:mime-type="image/png"/></draw:frame><draw:frame draw:style-name="fr2" draw:name="Bild27" text:anchor-type="paragraph" svg:x="11.019cm" svg:y="0.044cm" svg:width="3.09cm" svg:height="5.271cm" draw:z-index="13"><draw:image xlink:href="Pictures/10000001000000F30000019F56470B4029CD31D4.png" xlink:type="simple" xlink:show="embed" xlink:actuate="onLoad" draw:mime-type="image/png"/></draw:frame><text:bookmark-start text:name="__RefHeading___Toc1185_28979693611"/>Anti-Aliasing<text:bookmark-end text:name="__RefHeading___Toc1185_28979693611"/></text:h>
      <text:p text:style-name="P27">Adds antialiasing to edges in an image.</text:p>
      <text:h text:style-name="P61" text:outline-level="3"><text:bookmark-start text:name="__RefHeading___Toc1344_28979693611"/>Inputs<text:bookmark-end text:name="__RefHeading___Toc1344_28979693611"/></text:h>
      <text:h text:style-name="P28" text:outline-level="4"><text:bookmark-start text:name="__RefHeading___Toc1346_28979693611"/>Image<text:bookmark-end text:name="__RefHeading___Toc1346_28979693611"/></text:h>
      <text:p text:style-name="P30">Standard image input.</text:p>
      <text:h text:style-name="P61" text:outline-level="3"><text:bookmark-start text:name="__RefHeading___Toc1350_28979693611"/>Properties<text:bookmark-end text:name="__RefHeading___Toc1350_28979693611"/></text:h>
      <text:h text:style-name="P26" text:outline-level="4"><text:bookmark-start text:name="__RefHeading___Toc1352_28979693611"/>Threshold<text:bookmark-end text:name="__RefHeading___Toc1352_28979693611"/></text:h>
      <text:p text:style-name="P30"><text:span text:style-name="T15">Threshold to detect edges</text:span><text:span text:style-name="T16">.</text:span></text:p>
      <text:h text:style-name="P26" text:outline-level="4"><text:bookmark-start text:name="__RefHeading___Toc1372_28979693611"/><text:soft-page-break/>Contrast Limit<text:bookmark-end text:name="__RefHeading___Toc1372_28979693611"/></text:h>
      <text:p text:style-name="P31">How much to eliminate suspicious edges to avoid artifacts.</text:p>
      <text:h text:style-name="P26" text:outline-level="4"><text:bookmark-start text:name="__RefHeading___Toc1374_28979693611"/>Corner Rounding<text:bookmark-end text:name="__RefHeading___Toc1374_28979693611"/></text:h>
      <text:p text:style-name="P31">How much sharp corners will be rounded.</text:p>
      <text:h text:style-name="P61" text:outline-level="3"><text:bookmark-start text:name="__RefHeading___Toc1384_28979693611"/>Outputs<text:bookmark-end text:name="__RefHeading___Toc1384_28979693611"/></text:h>
      <text:h text:style-name="P28" text:outline-level="4"><text:bookmark-start text:name="__RefHeading___Toc1386_28979693611"/>Image<text:bookmark-end text:name="__RefHeading___Toc1386_28979693611"/></text:h>
      <text:p text:style-name="P8">Standard image output.</text:p>
      <text:p text:style-name="P6"/>
      <text:p text:style-name="P6"/>
      <text:p text:style-name="Horizontal_20_Line"/>
      <text:p text:style-name="P6"/>
      <text:p text:style-name="P7"/>
      <text:h text:style-name="Heading_20_2" text:outline-level="2"><draw:frame draw:style-name="fr2" draw:name="Bild9" text:anchor-type="paragraph" svg:x="16.21cm" svg:y="0.727cm" svg:width="3.009cm" svg:height="3.129cm" draw:z-index="1"><draw:image xlink:href="Pictures/10000001000000B2000000B991E6D8F7FE77EE7B.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text:soft-page-break/>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1" draw:name="Bild10" text:anchor-type="paragraph" svg:y="0.727cm" svg:width="2.949cm" svg:height="3.069cm" draw:z-index="2"><draw:image xlink:href="Pictures/10000001000000AE000000B59A19BFE9D526871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1" draw:name="Bild11" text:anchor-type="paragraph" svg:y="0.727cm" svg:width="3.03cm" svg:height="2.739cm" draw:z-index="3"><draw:image xlink:href="Pictures/10000001000000B3000000A2E11BCC056DFF57A5.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text:soft-page-break/>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4"><draw:image xlink:href="Pictures/100000010000007200000085AD99A32CB3F59637.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P56" text:outline-level="2"><draw:frame draw:style-name="fr1" draw:name="Bild18" text:anchor-type="paragraph" svg:y="0.212cm" svg:width="2.96cm" svg:height="2.3cm" draw:z-index="28"><draw:image xlink:href="Pictures/10000001000000AF00000088B2D5CF6DC1990078.png" xlink:type="simple" xlink:show="embed" xlink:actuate="onLoad" draw:mime-type="image/png"/></draw:frame><text:bookmark-start text:name="__RefHeading___Toc1218_2897969361"/>Inpaint<text:bookmark-end text:name="__RefHeading___Toc1218_2897969361"/></text:h>
      <text:p text:style-name="P42">The Inpaint node is used to extend borders of an image into transparent or masked regions. This can be useful to solve problems like “wire removal” and holes created during chroma keying.</text:p>
      <text:h text:style-name="P60" text:outline-level="3"><text:bookmark-start text:name="__RefHeading___Toc1582_2897969361"/>Inputs<text:bookmark-end text:name="__RefHeading___Toc1582_2897969361"/></text:h>
      <text:h text:style-name="P41" text:outline-level="4"><text:bookmark-start text:name="__RefHeading___Toc1584_2897969361"/>Image<text:bookmark-end text:name="__RefHeading___Toc1584_2897969361"/></text:h>
      <text:p text:style-name="P42">Standard image input.</text:p>
      <text:h text:style-name="P60" text:outline-level="3"><text:bookmark-start text:name="__RefHeading___Toc1586_2897969361"/>Properties<text:bookmark-end text:name="__RefHeading___Toc1586_2897969361"/></text:h>
      <text:h text:style-name="P41" text:outline-level="4"><text:bookmark-start text:name="__RefHeading___Toc1588_2897969361"/>Distance<text:bookmark-end text:name="__RefHeading___Toc1588_2897969361"/></text:h>
      <text:p text:style-name="P42">The number of times to extend the image.</text:p>
      <text:h text:style-name="P60" text:outline-level="3"><text:bookmark-start text:name="__RefHeading___Toc1590_2897969361"/>Outputs<text:bookmark-end text:name="__RefHeading___Toc1590_2897969361"/></text:h>
      <text:h text:style-name="P41" text:outline-level="4"><text:bookmark-start text:name="__RefHeading___Toc1592_2897969361"/>Image<text:bookmark-end text:name="__RefHeading___Toc1592_2897969361"/></text:h>
      <text:p text:style-name="P42">Standard image output.</text:p>
      <text:p text:style-name="P42"/>
      <text:p text:style-name="P13"/>
      <text:p text:style-name="P12"/>
      <text:h text:style-name="P57" text:outline-level="2"><text:soft-page-break/></text:h>
      <text:h text:style-name="Heading_20_2" text:outline-level="2"><draw:frame draw:style-name="fr1" draw:name="Bild14" text:anchor-type="paragraph" svg:y="0.212cm" svg:width="2.91cm" svg:height="2.69cm" draw:z-index="5"><draw:image xlink:href="Pictures/10000001000000AC0000009F65B4284229F3FA25.png" xlink:type="simple" xlink:show="embed" xlink:actuate="onLoad" draw:mime-type="image/png"/></draw:frame><text:bookmark-start text:name="__RefHeading___Toc1214_2897969361"/>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212cm" svg:width="2.131cm" svg:height="3.39cm" draw:z-index="6"><draw:image xlink:href="Pictures/100000010000007E000000C83814B1213A789FC2.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text:soft-page-break/></text:p>
      <text:p text:style-name="P7"/>
      <text:h text:style-name="Heading_20_2" text:outline-level="2"><draw:frame draw:style-name="fr1" draw:name="Bild16" text:anchor-type="paragraph" svg:y="0.212cm" svg:width="2.949cm" svg:height="6.13cm" draw:z-index="7"><draw:image xlink:href="Pictures/10000001000000AE0000016A17B55D56A631805E.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8"><draw:image xlink:href="Pictures/100000010000007C0000008348A41BC976061E9A.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text:soft-page-break/>Fade<text:bookmark-end text:name="__RefHeading___Toc1564_2897969361"/></text:h>
      <text:p text:style-name="Text_20_body">Fade out factor for the streaks.</text:p>
      <text:h text:style-name="Heading_20_4" text:outline-level="4"><text:bookmark-start text:name="__RefHeading___Toc1566_2897969361"/>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
      <text:h text:style-name="P58" text:outline-level="2"><draw:frame draw:style-name="fr1" draw:name="Bild25" text:anchor-type="paragraph" svg:y="0.212cm" svg:width="3.96cm" svg:height="4.001cm" draw:z-index="14"><draw:image xlink:href="Pictures/10000001000000EA000000ECE00B05B9F70FDB86.png" xlink:type="simple" xlink:show="embed" xlink:actuate="onLoad" draw:mime-type="image/png"/></draw:frame><text:bookmark-start text:name="__RefHeading___Toc1218_28979693611"/>Kuwahara<text:bookmark-end text:name="__RefHeading___Toc1218_28979693611"/></text:h>
      <text:p text:style-name="P33">Kuwahara is a filter that converts a realistic image into a stylized image.</text:p>
      <text:h text:style-name="P62" text:outline-level="3"><text:bookmark-start text:name="__RefHeading___Toc1582_28979693611"/>Inputs<text:bookmark-end text:name="__RefHeading___Toc1582_28979693611"/></text:h>
      <text:h text:style-name="P34" text:outline-level="4"><text:bookmark-start text:name="__RefHeading___Toc1584_28979693611"/>Image<text:bookmark-end text:name="__RefHeading___Toc1584_28979693611"/></text:h>
      <text:p text:style-name="P35">Standard image input.</text:p>
      <text:h text:style-name="P62" text:outline-level="3"><text:bookmark-start text:name="__RefHeading___Toc1586_28979693611"/><text:soft-page-break/>Properties<text:bookmark-end text:name="__RefHeading___Toc1586_28979693611"/></text:h>
      <text:h text:style-name="Heading_20_4" text:outline-level="4"><draw:frame draw:style-name="fr1" draw:name="Bild26" text:anchor-type="paragraph" svg:y="0.212cm" svg:width="2.88cm" svg:height="1.289cm" draw:z-index="15"><draw:image xlink:href="Pictures/10000001000000AA0000004CF24F0B89612ED8E4.png" xlink:type="simple" xlink:show="embed" xlink:actuate="onLoad" draw:mime-type="image/png"/></draw:frame><text:bookmark-start text:name="__RefHeading___Toc2275_1732819795"/>Kuwahara Filter<text:bookmark-end text:name="__RefHeading___Toc2275_1732819795"/></text:h>
      <text:p text:style-name="P33">There are two Kuwahara variations available. Classic and Anisotropic.</text:p>
      <text:h text:style-name="Heading_20_5" text:outline-level="5"><draw:frame draw:style-name="fr1" draw:name="Bild28" text:anchor-type="paragraph" svg:y="0.212cm" svg:width="3.32cm" svg:height="1.191cm" draw:z-index="16"><draw:image xlink:href="Pictures/10000001000000C40000004693B5EE33A1E55D00.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35"><draw:frame draw:style-name="fr1" draw:name="Bild29" text:anchor-type="paragraph" svg:y="0.337cm" svg:width="3.05cm" svg:height="1.69cm" draw:z-index="17"><draw:image xlink:href="Pictures/10000001000000B400000064B080CE53E9C536F0.png" xlink:type="simple" xlink:show="embed" xlink:actuate="onLoad" draw:mime-type="image/png"/></draw:frame>The <text:span text:style-name="T17">size of the Kuwahara filter.</text:span></text:p>
      <text:h text:style-name="Heading_20_5" text:outline-level="5"><text:bookmark-start text:name="__RefHeading___Toc2279_1732819795"/>Anisotopic<text:bookmark-end text:name="__RefHeading___Toc2279_1732819795"/></text:h>
      <text:h text:style-name="P65" text:outline-level="6"><text:bookmark-start text:name="__RefHeading___Toc1588_289796936111"/>Size<text:bookmark-end text:name="__RefHeading___Toc1588_289796936111"/></text:h>
      <text:p text:style-name="P35">The <text:span text:style-name="T17">size of the Kuwahara filter.</text:span></text:p>
      <text:h text:style-name="Heading_20_6" text:outline-level="6"><text:bookmark-start text:name="__RefHeading___Toc2281_1732819795"/>Smoothing<text:bookmark-end text:name="__RefHeading___Toc2281_1732819795"/></text:h>
      <text:p text:style-name="P33">Smoothing degree before applying filter.</text:p>
      <text:h text:style-name="Heading_20_5" text:outline-level="5"><text:bookmark-start text:name="__RefHeading___Toc2529_1045745599"/>High Precision <text:bookmark-end text:name="__RefHeading___Toc2529_1045745599"/></text:h>
      <text:p text:style-name="P67">Uses a more precise but slower method.</text:p>
      <text:h text:style-name="P62" text:outline-level="3"><text:bookmark-start text:name="__RefHeading___Toc1590_28979693611"/>Outputs<text:bookmark-end text:name="__RefHeading___Toc1590_28979693611"/></text:h>
      <text:h text:style-name="P34" text:outline-level="4"><text:bookmark-start text:name="__RefHeading___Toc1592_28979693611"/>Image<text:bookmark-end text:name="__RefHeading___Toc1592_28979693611"/></text:h>
      <text:p text:style-name="P35">Standard image output.</text:p>
      <text:p text:style-name="P6"/>
      <text:p text:style-name="P7"/>
      <text:h text:style-name="Heading_20_2" text:outline-level="2"><draw:frame draw:style-name="fr1" draw:name="Bild19" text:anchor-type="paragraph" svg:y="0.212cm" svg:width="2.69cm" svg:height="1.54cm" draw:z-index="9"><draw:image xlink:href="Pictures/100000010000009F0000005BCE25BB95E207AC47.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15"/>
      <text:p text:style-name="P7"/>
      <text:p text:style-name="P13"/>
      <text:h text:style-name="P59" text:outline-level="2"><draw:frame draw:style-name="fr1" draw:name="Bild29 Copy 1" text:anchor-type="paragraph" svg:y="0.15cm" svg:width="3.08cm" svg:height="2.17cm" draw:z-index="29"><draw:image xlink:href="Pictures/10000001000000B6000000804FCC3163DBDC3FA1.png" xlink:type="simple" xlink:show="embed" xlink:actuate="onLoad" draw:mime-type="image/png"/></draw:frame><text:bookmark-start text:name="__RefHeading___Toc9593_23347852181"/><text:soft-page-break/>Posterize<text:bookmark-end text:name="__RefHeading___Toc9593_23347852181"/></text:h>
      <text:p text:style-name="P14">The <text:span text:style-name="T18">Posterize node reduces the number of colors in the image to a palette. The exact number of output colors is not to set. Just a number of steps to reduce the existing colors.</text:span></text:p>
      <text:h text:style-name="P63" text:outline-level="3"><text:bookmark-start text:name="__RefHeading___Toc9793_23347852181"/>Inputs<text:bookmark-end text:name="__RefHeading___Toc9793_23347852181"/></text:h>
      <text:h text:style-name="P41" text:outline-level="4"><text:bookmark-start text:name="__RefHeading___Toc2287_742026796"/>Image<text:bookmark-end text:name="__RefHeading___Toc2287_742026796"/></text:h>
      <text:p text:style-name="P43">The image to reduce the colors at.</text:p>
      <text:h text:style-name="P41" text:outline-level="4"><text:bookmark-start text:name="__RefHeading___Toc2289_742026796"/>Steps<text:bookmark-end text:name="__RefHeading___Toc2289_742026796"/></text:h>
      <text:p text:style-name="P43">The number of steps to perform a color reduction.</text:p>
      <text:h text:style-name="P60" text:outline-level="3"><text:bookmark-start text:name="__RefHeading___Toc2291_742026796"/>Outputs<text:bookmark-end text:name="__RefHeading___Toc2291_742026796"/></text:h>
      <text:h text:style-name="P40" text:outline-level="4"><text:bookmark-start text:name="__RefHeading___Toc9777_23347852181"/>Image<text:bookmark-end text:name="__RefHeading___Toc9777_23347852181"/></text:h>
      <text:p text:style-name="P14">Standard image output.</text:p>
      <text:p text:style-name="P13"/>
      <text:p text:style-name="P12"/>
      <text:h text:style-name="Heading_20_2" text:outline-level="2"><draw:frame draw:style-name="fr1" draw:name="Bild20" text:anchor-type="paragraph" svg:y="0.212cm" svg:width="2.979cm" svg:height="2.671cm" draw:z-index="10"><draw:image xlink:href="Pictures/10000001000000B00000009E362196D47D777ED4.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text:soft-page-break/></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5M19S</meta:editing-duration>
    <meta:editing-cycles>826</meta:editing-cycles>
    <meta:generator>LibreOffice/7.5.9.2$Windows_X86_64 LibreOffice_project/cdeefe45c17511d326101eed8008ac4092f278a9</meta:generator>
    <dc:date>2024-02-17T10:53:31.409000000</dc:date>
    <meta:document-statistic meta:table-count="3" meta:image-count="30" meta:object-count="0" meta:page-count="22" meta:paragraph-count="578" meta:word-count="3059" meta:character-count="17369" meta:non-whitespace-character-count="14873"/>
    <meta:template xlink:type="simple" xlink:actuate="onRequest" xlink:title="standard1cm" xlink:href="../../../AppData/Roaming/LibreOffice/4/user/template/standard1cm.ott" meta:date="2016-03-29T10:15:31.334000000"/>
  </office:meta>
</office:document-meta>
</file>